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inherit" svg:font-family="inherit" style:font-family-generic="roman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bullet text:level="1" text:style-name="WW_CharLFO6LVL1" text:bullet-char="">
        <style:list-level-properties text:space-before="0.4923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9923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4923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9923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4923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9923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4923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9923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4923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8">
      <text:list-level-style-number text:level="1" text:style-name="WW_CharLFO18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9">
      <text:list-level-style-bullet text:level="1" text:style-name="WW_CharLFO1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22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4923in" text:min-label-width="0.25in"/>
        <style:text-properties style:font-name="Symbol"/>
      </text:list-level-style-bullet>
      <text:list-level-style-bullet text:level="2" text:style-name="WW_CharLFO33LVL2" text:bullet-char="o">
        <style:list-level-properties text:space-before="0.9923in" text:min-label-width="0.25in"/>
        <style:text-properties style:font-name="Courier New"/>
      </text:list-level-style-bullet>
      <text:list-level-style-bullet text:level="3" text:style-name="WW_CharLFO33LVL3" text:bullet-char="">
        <style:list-level-properties text:space-before="1.4923in" text:min-label-width="0.25in"/>
        <style:text-properties style:font-name="Wingdings"/>
      </text:list-level-style-bullet>
      <text:list-level-style-bullet text:level="4" text:style-name="WW_CharLFO33LVL4" text:bullet-char="">
        <style:list-level-properties text:space-before="1.9923in" text:min-label-width="0.25in"/>
        <style:text-properties style:font-name="Symbol"/>
      </text:list-level-style-bullet>
      <text:list-level-style-bullet text:level="5" text:style-name="WW_CharLFO33LVL5" text:bullet-char="o">
        <style:list-level-properties text:space-before="2.4923in" text:min-label-width="0.25in"/>
        <style:text-properties style:font-name="Courier New"/>
      </text:list-level-style-bullet>
      <text:list-level-style-bullet text:level="6" text:style-name="WW_CharLFO33LVL6" text:bullet-char="">
        <style:list-level-properties text:space-before="2.9923in" text:min-label-width="0.25in"/>
        <style:text-properties style:font-name="Wingdings"/>
      </text:list-level-style-bullet>
      <text:list-level-style-bullet text:level="7" text:style-name="WW_CharLFO33LVL7" text:bullet-char="">
        <style:list-level-properties text:space-before="3.4923in" text:min-label-width="0.25in"/>
        <style:text-properties style:font-name="Symbol"/>
      </text:list-level-style-bullet>
      <text:list-level-style-bullet text:level="8" text:style-name="WW_CharLFO33LVL8" text:bullet-char="o">
        <style:list-level-properties text:space-before="3.9923in" text:min-label-width="0.25in"/>
        <style:text-properties style:font-name="Courier New"/>
      </text:list-level-style-bullet>
      <text:list-level-style-bullet text:level="9" text:style-name="WW_CharLFO33LVL9" text:bullet-char="">
        <style:list-level-properties text:space-before="4.4923in" text:min-label-width="0.25in"/>
        <style:text-properties style:font-name="Wingdings"/>
      </text:list-level-style-bullet>
    </text:list-style>
    <text:list-style style:name="LFO34">
      <text:list-level-style-number text:level="1" text:style-name="WW_CharLFO34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5">
      <text:list-level-style-bullet text:level="1" text:style-name="WW_CharLFO3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Überschrift1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text-properties style:font-name="Arial" fo:language="en" fo:country="US"/>
    </style:style>
    <style:style style:name="P3" style:parent-style-name="Überschrift2" style:family="paragraph">
      <style:text-properties fo:language="en" fo:country="US"/>
    </style:style>
    <style:style style:name="P4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6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7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8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9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0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1" style:parent-style-name="Standard" style:family="paragraph">
      <style:text-properties style:font-name="Arial" fo:font-size="10pt" style:font-size-asian="10pt" style:font-size-complex="10pt" fo:language="en" fo:country="US"/>
    </style:style>
    <style:style style:name="T12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P13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4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5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6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7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8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9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20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21" style:parent-style-name="Listenabsatz" style:family="paragraph"/>
    <style:style style:name="T22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23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P24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25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26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27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28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29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30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31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32" style:parent-style-name="Listenabsatz" style:family="paragraph"/>
    <style:style style:name="T33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P34" style:parent-style-name="Listenabsatz" style:family="paragraph"/>
    <style:style style:name="T35" style:parent-style-name="Hyperlink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36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37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38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39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40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41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42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43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44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45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46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47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48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P49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50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51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52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3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4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5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6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7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8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9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60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61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62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63" style:parent-style-name="Standard" style:family="paragraph">
      <style:paragraph-properties fo:text-indent="0.4923in"/>
      <style:text-properties style:font-name="Arial" fo:font-size="10pt" style:font-size-asian="10pt" style:font-size-complex="10pt" fo:language="en" fo:country="US"/>
    </style:style>
    <style:style style:name="P64" style:parent-style-name="Standard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T65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66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67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P68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69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70" style:parent-style-name="Standard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P71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72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73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74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 fo:language="en" fo:country="US"/>
    </style:style>
    <style:style style:name="T75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76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77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P78" style:parent-style-name="Standard" style:family="paragraph">
      <style:text-properties style:font-name="Arial" fo:font-size="10pt" style:font-size-asian="10pt" style:font-size-complex="10pt" fo:language="en" fo:country="US"/>
    </style:style>
    <style:style style:name="T79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80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81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P82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83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 fo:language="en" fo:country="US"/>
    </style:style>
    <style:style style:name="P84" style:parent-style-name="Standard" style:family="paragraph">
      <style:paragraph-properties fo:text-indent="0.4923in"/>
      <style:text-properties style:font-name="Arial" fo:font-size="10pt" style:font-size-asian="10pt" style:font-size-complex="10pt" fo:language="en" fo:country="US"/>
    </style:style>
    <style:style style:name="P85" style:parent-style-name="Standard" style:family="paragraph">
      <style:paragraph-properties fo:text-indent="0.4923in"/>
      <style:text-properties style:font-name="Arial" fo:font-size="10pt" style:font-size-asian="10pt" style:font-size-complex="10pt" fo:language="en" fo:country="US"/>
    </style:style>
    <style:style style:name="P86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87" style:parent-style-name="Standard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P88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89" style:parent-style-name="Standard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P90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91" style:parent-style-name="Listenabsatz" style:family="paragraph">
      <style:text-properties style:font-name="Arial" fo:font-size="10pt" style:font-size-asian="10pt" style:font-size-complex="10pt"/>
    </style:style>
    <style:style style:name="P92" style:parent-style-name="Listenabsatz" style:family="paragraph"/>
    <style:style style:name="T93" style:parent-style-name="Absatz-Standardschriftart" style:family="text">
      <style:text-properties style:font-name="Arial" fo:font-size="10pt" style:font-size-asian="10pt" style:font-size-complex="10pt"/>
    </style:style>
    <style:style style:name="P94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95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96" style:parent-style-name="Standard" style:family="paragraph">
      <style:paragraph-properties fo:break-before="page"/>
      <style:text-properties fo:language="en" fo:country="US"/>
    </style:style>
    <style:style style:name="P97" style:parent-style-name="Überschrift2" style:family="paragraph">
      <style:text-properties fo:language="en" fo:country="US"/>
    </style:style>
    <style:style style:name="P98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99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00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01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02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03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04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05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06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107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108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09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10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11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12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13" style:parent-style-name="Standard" style:family="paragraph">
      <style:text-properties style:font-name="Arial" fo:font-size="10pt" style:font-size-asian="10pt" style:font-size-complex="10pt" fo:language="en" fo:country="US"/>
    </style:style>
    <style:style style:name="T114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115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116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P117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18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19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20" style:parent-style-name="Standard" style:family="paragraph">
      <style:paragraph-properties fo:margin-left="0.4923in" fo:text-indent="0.4923in">
        <style:tab-stops/>
      </style:paragraph-properties>
      <style:text-properties style:font-name="Courier New" style:font-name-complex="Courier New" fo:font-size="10pt" style:font-size-asian="10pt" style:font-size-complex="10pt" fo:language="en" fo:country="US"/>
    </style:style>
    <style:style style:name="P121" style:parent-style-name="Standard" style:family="paragraph">
      <style:paragraph-properties fo:text-indent="0.4923in"/>
      <style:text-properties style:font-name="Courier New" style:font-name-complex="Courier New" fo:font-size="10pt" style:font-size-asian="10pt" style:font-size-complex="10pt" fo:language="en" fo:country="US"/>
    </style:style>
    <style:style style:name="T122" style:parent-style-name="Absatz-Standardschriftart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3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P124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25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26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27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28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 fo:language="en" fo:country="US"/>
    </style:style>
    <style:style style:name="P129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30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31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32" style:parent-style-name="Listenabsatz" style:family="paragraph"/>
    <style:style style:name="T133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134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135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P136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137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138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139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140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141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42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43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144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145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146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147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148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149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150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151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152" style:parent-style-name="Standard" style:family="paragraph">
      <style:text-properties style:font-name="Arial" fo:font-size="10pt" style:font-size-asian="10pt" style:font-size-complex="10pt" fo:language="en" fo:country="US"/>
    </style:style>
    <style:style style:name="T153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154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155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P156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157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158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159" style:parent-style-name="Standard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P160" style:parent-style-name="Listenabsatz" style:family="paragraph">
      <style:text-properties style:font-name="Arial" fo:font-size="10pt" style:font-size-asian="10pt" style:font-size-complex="10pt"/>
    </style:style>
    <style:style style:name="P161" style:parent-style-name="Listenabsatz" style:family="paragraph">
      <style:text-properties style:font-name="Arial" fo:font-size="10pt" style:font-size-asian="10pt" style:font-size-complex="10pt"/>
    </style:style>
    <style:style style:name="P162" style:parent-style-name="Listenabsatz" style:family="paragraph">
      <style:text-properties style:font-name="Arial" fo:font-size="10pt" style:font-size-asian="10pt" style:font-size-complex="10pt"/>
    </style:style>
    <style:style style:name="P163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164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165" style:parent-style-name="Standard" style:family="paragraph">
      <style:paragraph-properties fo:break-before="page"/>
      <style:text-properties fo:language="en" fo:country="US"/>
    </style:style>
    <style:style style:name="P166" style:parent-style-name="Überschrift2" style:family="paragraph">
      <style:text-properties fo:language="en" fo:country="US"/>
    </style:style>
    <style:style style:name="P167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 fo:language="en" fo:country="US"/>
    </style:style>
    <style:style style:name="P168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69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170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171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172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173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174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175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176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177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178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179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180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181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82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83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84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85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86" style:parent-style-name="Standard" style:family="paragraph">
      <style:text-properties style:font-name="Arial" fo:font-size="10pt" style:font-size-asian="10pt" style:font-size-complex="10pt" fo:language="en" fo:country="US"/>
    </style:style>
    <style:style style:name="T187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188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189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190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P191" style:parent-style-name="Standard" style:family="paragraph">
      <style:text-properties style:font-name="Arial" fo:font-size="10pt" style:font-size-asian="10pt" style:font-size-complex="10pt" fo:language="en" fo:country="US"/>
    </style:style>
    <style:style style:name="T192" style:parent-style-name="Absatz-Standardschriftart" style:family="text">
      <style:text-properties style:font-name="Arial" fo:font-size="10pt" style:font-size-asian="10pt" style:font-size-complex="10pt" fo:background-color="#00FF00" fo:language="en" fo:country="US"/>
    </style:style>
    <style:style style:name="T193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194" style:parent-style-name="Absatz-Standardschriftart" style:family="text">
      <style:text-properties style:font-name="Wingdings" style:font-name-asian="Wingdings" style:font-name-complex="Wingdings" fo:font-size="10pt" style:font-size-asian="10pt" style:font-size-complex="10pt" fo:language="en" fo:country="US"/>
    </style:style>
    <style:style style:name="T195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196" style:parent-style-name="Absatz-Standardschriftart" style:family="text">
      <style:text-properties style:font-name="Arial" fo:font-size="10pt" style:font-size-asian="10pt" style:font-size-complex="10pt" fo:background-color="#FFFF00" fo:language="en" fo:country="US"/>
    </style:style>
    <style:style style:name="T197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198" style:parent-style-name="Absatz-Standardschriftart" style:family="text">
      <style:text-properties style:font-name="Wingdings" style:font-name-asian="Wingdings" style:font-name-complex="Wingdings" fo:font-size="10pt" style:font-size-asian="10pt" style:font-size-complex="10pt" fo:language="en" fo:country="US"/>
    </style:style>
    <style:style style:name="T199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200" style:parent-style-name="Absatz-Standardschriftart" style:family="text">
      <style:text-properties style:font-name="Arial" fo:font-size="10pt" style:font-size-asian="10pt" style:font-size-complex="10pt" fo:background-color="#00FFFF" fo:language="en" fo:country="US"/>
    </style:style>
    <style:style style:name="T201" style:parent-style-name="Absatz-Standardschriftart" style:family="text">
      <style:text-properties style:font-name="Arial" fo:font-weight="bold" style:font-weight-asian="bold" style:font-weight-complex="bold" fo:font-size="10pt" style:font-size-asian="10pt" style:font-size-complex="10pt" fo:language="en" fo:country="US"/>
    </style:style>
    <style:style style:name="T202" style:parent-style-name="Absatz-Standardschriftart" style:family="text">
      <style:text-properties style:font-name="Arial" fo:font-weight="bold" style:font-weight-asian="bold" style:font-weight-complex="bold" fo:font-size="10pt" style:font-size-asian="10pt" style:font-size-complex="10pt" fo:language="en" fo:country="US"/>
    </style:style>
    <style:style style:name="T203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P204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05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06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07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08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09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10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11" style:parent-style-name="Standard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T212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213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214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215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216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217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218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219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220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P22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222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223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24" style:parent-style-name="Standard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P225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226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227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 fo:language="en" fo:country="US"/>
    </style:style>
    <style:style style:name="P228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 fo:language="en" fo:country="US"/>
    </style:style>
    <style:style style:name="P229" style:parent-style-name="Standard" style:family="paragraph">
      <style:text-properties style:font-name="Arial" style:font-weight-complex="bold" fo:font-size="10pt" style:font-size-asian="10pt" style:font-size-complex="10pt" fo:language="en" fo:country="US"/>
    </style:style>
    <style:style style:name="P230" style:parent-style-name="Standard" style:family="paragraph">
      <style:text-properties style:font-name="Arial" style:font-weight-complex="bold" fo:font-size="10pt" style:font-size-asian="10pt" style:font-size-complex="10pt" fo:language="en" fo:country="US"/>
    </style:style>
    <style:style style:name="P231" style:parent-style-name="Standard" style:family="paragraph">
      <style:text-properties style:font-name="Arial" style:font-weight-complex="bold" fo:font-size="10pt" style:font-size-asian="10pt" style:font-size-complex="10pt" fo:language="en" fo:country="US"/>
    </style:style>
    <style:style style:name="P232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 fo:language="en" fo:country="US"/>
    </style:style>
    <style:style style:name="P233" style:parent-style-name="Standard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P234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235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236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37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38" style:parent-style-name="Standard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P239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40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41" style:parent-style-name="Listenabsatz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242" style:parent-style-name="Listenabsatz" style:family="paragraph"/>
    <style:style style:name="T243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244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P245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246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247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248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249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50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51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52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253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254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255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56" style:parent-style-name="Standard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P257" style:parent-style-name="Listenabsatz" style:family="paragraph"/>
    <style:style style:name="T258" style:parent-style-name="Absatz-Standardschriftart" style:family="text">
      <style:text-properties style:font-name="Arial" fo:font-style="italic" style:font-style-asian="italic" fo:font-size="10pt" style:font-size-asian="10pt" style:font-size-complex="10pt" fo:language="en" fo:country="US"/>
    </style:style>
    <style:style style:name="T259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P260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261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262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263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264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265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266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67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68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269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270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71" style:parent-style-name="Standard" style:family="paragraph">
      <style:text-properties style:font-name="Arial" fo:font-size="10pt" style:font-size-asian="10pt" style:font-size-complex="10pt"/>
    </style:style>
    <style:style style:name="P272" style:parent-style-name="Standard" style:family="paragraph">
      <style:text-properties style:font-name="Arial" fo:font-weight="bold" style:font-weight-asian="bold" fo:font-size="10pt" style:font-size-asian="10pt" style:font-size-complex="10pt"/>
    </style:style>
    <style:style style:name="P273" style:parent-style-name="Listenabsatz" style:family="paragraph">
      <style:text-properties style:font-name="Arial" fo:font-size="10pt" style:font-size-asian="10pt" style:font-size-complex="10pt"/>
    </style:style>
    <style:style style:name="P274" style:parent-style-name="Listenabsatz" style:family="paragraph">
      <style:text-properties style:font-name="Arial" fo:font-size="10pt" style:font-size-asian="10pt" style:font-size-complex="10pt"/>
    </style:style>
    <style:style style:name="P275" style:parent-style-name="Listenabsatz" style:family="paragraph">
      <style:text-properties style:font-name="Arial" fo:font-size="10pt" style:font-size-asian="10pt" style:font-size-complex="10pt"/>
    </style:style>
    <style:style style:name="P276" style:parent-style-name="Listenabsatz" style:family="paragraph">
      <style:text-properties style:font-name="Arial" fo:font-size="10pt" style:font-size-asian="10pt" style:font-size-complex="10pt"/>
    </style:style>
    <style:style style:name="P277" style:parent-style-name="Listenabsatz" style:family="paragraph">
      <style:text-properties style:font-name="Arial" fo:font-size="10pt" style:font-size-asian="10pt" style:font-size-complex="10pt"/>
    </style:style>
    <style:style style:name="P278" style:parent-style-name="Listenabsatz" style:family="paragraph">
      <style:text-properties style:font-name="Arial" fo:font-size="10pt" style:font-size-asian="10pt" style:font-size-complex="10pt"/>
    </style:style>
    <style:style style:name="P279" style:parent-style-name="Listenabsatz" style:family="paragraph"/>
    <style:style style:name="T280" style:parent-style-name="Hyperlink" style:family="text">
      <style:text-properties style:font-name="Arial" fo:font-size="10pt" style:font-size-asian="10pt" style:font-size-complex="10pt"/>
    </style:style>
    <style:style style:name="P281" style:parent-style-name="Listenabsatz" style:family="paragraph">
      <style:text-properties style:font-name="Arial" fo:font-size="10pt" style:font-size-asian="10pt" style:font-size-complex="10pt"/>
    </style:style>
    <style:style style:name="P282" style:parent-style-name="Standard" style:family="paragraph">
      <style:text-properties style:font-name="Arial" fo:font-size="10pt" style:font-size-asian="10pt" style:font-size-complex="10pt"/>
    </style:style>
    <style:style style:name="P283" style:parent-style-name="Standard" style:family="paragraph">
      <style:text-properties style:font-name="Arial" fo:font-size="10pt" style:font-size-asian="10pt" style:font-size-complex="10pt"/>
    </style:style>
    <style:style style:name="P284" style:parent-style-name="Standard" style:family="paragraph">
      <style:paragraph-properties fo:break-before="page"/>
      <style:text-properties style:font-name="Arial" fo:font-size="10pt" style:font-size-asian="10pt" style:font-size-complex="10pt"/>
    </style:style>
    <style:style style:name="P285" style:parent-style-name="Überschrift2" style:family="paragraph">
      <style:text-properties fo:language="en" fo:country="US"/>
    </style:style>
    <style:style style:name="P286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87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88" style:parent-style-name="Listenabsatz" style:family="paragraph">
      <style:text-properties style:font-name="Arial" fo:font-weight="bold" style:font-weight-asian="bold" style:font-weight-complex="bold" fo:font-size="10pt" style:font-size-asian="10pt" style:font-size-complex="10pt" fo:language="en" fo:country="US"/>
    </style:style>
    <style:style style:name="P289" style:parent-style-name="Listenabsatz" style:family="paragraph">
      <style:text-properties style:font-name="Arial" fo:font-weight="bold" style:font-weight-asian="bold" style:font-weight-complex="bold" fo:font-size="10pt" style:font-size-asian="10pt" style:font-size-complex="10pt" fo:language="en" fo:country="US"/>
    </style:style>
    <style:style style:name="P290" style:parent-style-name="Listenabsatz" style:family="paragraph">
      <style:text-properties style:font-name="Arial" fo:font-weight="bold" style:font-weight-asian="bold" style:font-weight-complex="bold" fo:font-size="10pt" style:font-size-asian="10pt" style:font-size-complex="10pt" fo:language="en" fo:country="US"/>
    </style:style>
    <style:style style:name="P291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 fo:language="en" fo:country="US"/>
    </style:style>
    <style:style style:name="P292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93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94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95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96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97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98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99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00" style:parent-style-name="Listenabsatz" style:family="paragraph"/>
    <style:style style:name="T301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302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P303" style:parent-style-name="Listenabsatz" style:family="paragraph"/>
    <style:style style:name="T304" style:parent-style-name="Absatz-Standardschriftart" style:family="text">
      <style:text-properties style:font-name="Arial" fo:font-weight="bold" style:font-weight-asian="bold" style:font-weight-complex="bold" fo:font-size="10pt" style:font-size-asian="10pt" style:font-size-complex="10pt" fo:language="en" fo:country="US"/>
    </style:style>
    <style:style style:name="T305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306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P307" style:parent-style-name="Listenabsatz" style:family="paragraph">
      <style:text-properties style:font-name="Arial" fo:font-weight="bold" style:font-weight-asian="bold" style:font-weight-complex="bold" fo:font-size="10pt" style:font-size-asian="10pt" style:font-size-complex="10pt" fo:language="en" fo:country="US"/>
    </style:style>
    <style:style style:name="P308" style:parent-style-name="Listenabsatz" style:family="paragraph">
      <style:text-properties style:font-name="Arial" fo:font-weight="bold" style:font-weight-asian="bold" style:font-weight-complex="bold" fo:font-size="10pt" style:font-size-asian="10pt" style:font-size-complex="10pt" fo:language="en" fo:country="US"/>
    </style:style>
    <style:style style:name="P309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 fo:language="en" fo:country="US"/>
    </style:style>
    <style:style style:name="P310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31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312" style:parent-style-name="Standard" style:family="paragraph">
      <style:paragraph-properties fo:margin-left="0.4923in">
        <style:tab-stops/>
      </style:paragraph-properties>
      <style:text-properties style:font-name="Courier New" style:font-name-complex="Courier New" fo:font-size="10pt" style:font-size-asian="10pt" style:font-size-complex="10pt" fo:language="en" fo:country="US"/>
    </style:style>
    <style:style style:name="P313" style:parent-style-name="Standard" style:family="paragraph">
      <style:paragraph-properties fo:text-indent="0.4923in"/>
      <style:text-properties style:font-name="Courier New" style:font-name-complex="Courier New" fo:font-size="10pt" style:font-size-asian="10pt" style:font-size-complex="10pt" fo:language="en" fo:country="US"/>
    </style:style>
    <style:style style:name="P314" style:parent-style-name="Standard" style:family="paragraph">
      <style:paragraph-properties fo:margin-left="0.4923in">
        <style:tab-stops/>
      </style:paragraph-properties>
      <style:text-properties style:font-name="Courier New" style:font-name-complex="Courier New" fo:font-size="10pt" style:font-size-asian="10pt" style:font-size-complex="10pt" fo:language="en" fo:country="US"/>
    </style:style>
    <style:style style:name="P31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316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17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18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19" style:parent-style-name="Standard" style:family="paragraph">
      <style:text-properties style:font-name="Arial" fo:font-size="10pt" style:font-size-asian="10pt" style:font-size-complex="10pt" fo:language="en" fo:country="US"/>
    </style:style>
    <style:style style:name="T320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321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P322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23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24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25" style:parent-style-name="Standard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P326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327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328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329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330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331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32" style:parent-style-name="Standard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P333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334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335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336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337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338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39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340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34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342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343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44" style:parent-style-name="Standard" style:family="paragraph">
      <style:text-properties style:font-name="Arial" fo:font-size="10pt" style:font-size-asian="10pt" style:font-size-complex="10pt" fo:language="en" fo:country="US"/>
    </style:style>
    <style:style style:name="T345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P346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47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48" style:parent-style-name="Überschrift2" style:family="paragraph">
      <style:text-properties fo:language="en" fo:country="US"/>
    </style:style>
    <style:style style:name="P349" style:parent-style-name="Standard" style:family="paragraph">
      <style:text-properties fo:language="en" fo:country="US"/>
    </style:style>
    <style:style style:name="T350" style:parent-style-name="Absatz-Standardschriftart" style:family="text">
      <style:text-properties fo:language="en" fo:country="US"/>
    </style:style>
    <style:style style:name="T351" style:parent-style-name="Absatz-Standardschriftart" style:family="text">
      <style:text-properties fo:language="en" fo:country="US"/>
    </style:style>
    <style:style style:name="T352" style:parent-style-name="Hyperlink" style:family="text">
      <style:text-properties fo:language="en" fo:country="US"/>
    </style:style>
    <style:style style:name="P353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54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55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56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57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58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59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60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36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362" style:parent-style-name="Standard" style:family="paragraph">
      <style:paragraph-properties fo:margin-left="0.4923in">
        <style:tab-stops/>
      </style:paragraph-properties>
      <style:text-properties style:font-name="Courier New" style:font-name-complex="Courier New" fo:font-size="10pt" style:font-size-asian="10pt" style:font-size-complex="10pt" fo:language="en" fo:country="US"/>
    </style:style>
    <style:style style:name="P363" style:parent-style-name="Standard" style:family="paragraph">
      <style:paragraph-properties fo:margin-left="0.4923in">
        <style:tab-stops/>
      </style:paragraph-properties>
      <style:text-properties style:font-name="Courier New" style:font-name-complex="Courier New" style:font-weight-complex="bold" fo:font-size="10pt" style:font-size-asian="10pt" style:font-size-complex="10pt" fo:language="en" fo:country="US"/>
    </style:style>
    <style:style style:name="P364" style:parent-style-name="Standard" style:family="paragraph">
      <style:paragraph-properties fo:margin-left="0.4923in">
        <style:tab-stops/>
      </style:paragraph-properties>
      <style:text-properties style:font-name="Courier New" style:font-name-complex="Courier New" style:font-weight-complex="bold" fo:font-size="10pt" style:font-size-asian="10pt" style:font-size-complex="10pt" fo:language="en" fo:country="US"/>
    </style:style>
    <style:style style:name="P365" style:parent-style-name="Standard" style:family="paragraph">
      <style:paragraph-properties fo:margin-left="0.4923in">
        <style:tab-stops/>
      </style:paragraph-properties>
      <style:text-properties style:font-name="Courier New" style:font-name-complex="Courier New" fo:font-size="10pt" style:font-size-asian="10pt" style:font-size-complex="10pt"/>
    </style:style>
    <style:style style:name="P36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67" style:parent-style-name="Standard" style:family="paragraph">
      <style:text-properties style:font-name="Arial" fo:font-size="10pt" style:font-size-asian="10pt" style:font-size-complex="10pt"/>
    </style:style>
    <style:style style:name="P368" style:parent-style-name="Standard" style:family="paragraph">
      <style:text-properties style:font-name="Arial" fo:font-size="10pt" style:font-size-asian="10pt" style:font-size-complex="10pt"/>
    </style:style>
    <style:style style:name="P369" style:parent-style-name="Standard" style:family="paragraph">
      <style:text-properties style:font-name="Arial" fo:font-size="10pt" style:font-size-asian="10pt" style:font-size-complex="10pt"/>
    </style:style>
    <style:style style:name="P370" style:parent-style-name="Listenabsatz" style:family="paragraph">
      <style:text-properties style:font-name="Arial" fo:font-size="10pt" style:font-size-asian="10pt" style:font-size-complex="10pt"/>
    </style:style>
    <style:style style:name="P371" style:parent-style-name="Standard" style:family="paragraph">
      <style:paragraph-properties fo:text-indent="0.4923in"/>
      <style:text-properties style:font-name="Arial" fo:font-size="10pt" style:font-size-asian="10pt" style:font-size-complex="10pt"/>
    </style:style>
    <style:style style:name="P372" style:parent-style-name="Listenabsatz" style:family="paragraph">
      <style:text-properties style:font-name="Arial" fo:font-size="10pt" style:font-size-asian="10pt" style:font-size-complex="10pt"/>
    </style:style>
    <style:style style:name="P373" style:parent-style-name="Standard" style:family="paragraph">
      <style:paragraph-properties fo:text-indent="0.4923in"/>
      <style:text-properties style:font-name="Arial" fo:font-size="10pt" style:font-size-asian="10pt" style:font-size-complex="10pt"/>
    </style:style>
    <style:style style:name="P374" style:parent-style-name="Standard" style:family="paragraph">
      <style:text-properties style:font-name="Arial" fo:font-size="10pt" style:font-size-asian="10pt" style:font-size-complex="10pt"/>
    </style:style>
    <style:style style:name="P375" style:parent-style-name="Standard" style:family="paragraph">
      <style:text-properties style:font-name="Arial" fo:font-size="10pt" style:font-size-asian="10pt" style:font-size-complex="10pt"/>
    </style:style>
    <style:style style:name="P376" style:parent-style-name="Standard" style:family="paragraph">
      <style:text-properties style:font-name="Arial" fo:font-size="10pt" style:font-size-asian="10pt" style:font-size-complex="10pt"/>
    </style:style>
    <style:style style:name="P377" style:parent-style-name="Standard" style:family="paragraph">
      <style:text-properties style:font-name="Arial" fo:font-size="10pt" style:font-size-asian="10pt" style:font-size-complex="10pt"/>
    </style:style>
    <style:style style:name="P378" style:parent-style-name="Standard" style:family="paragraph">
      <style:text-properties style:font-name="Arial" fo:font-size="10pt" style:font-size-asian="10pt" style:font-size-complex="10pt"/>
    </style:style>
    <style:style style:name="P379" style:parent-style-name="Standard" style:family="paragraph">
      <style:paragraph-properties fo:break-before="page"/>
    </style:style>
    <style:style style:name="P380" style:parent-style-name="Überschrift2" style:family="paragraph">
      <style:text-properties fo:language="en" fo:country="US"/>
    </style:style>
    <style:style style:name="P381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82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83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384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385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386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387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388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89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90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9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392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39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394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95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96" style:parent-style-name="Standard" style:family="paragraph">
      <style:text-properties style:font-name="Arial" fo:font-size="10pt" style:font-size-asian="10pt" style:font-size-complex="10pt" fo:language="en" fo:country="US"/>
    </style:style>
    <style:style style:name="T397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398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399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P400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401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402" style:parent-style-name="Standard" style:family="paragraph">
      <style:text-properties style:font-name="Arial" fo:font-size="10pt" style:font-size-asian="10pt" style:font-size-complex="10pt" fo:language="en" fo:country="US"/>
    </style:style>
    <style:style style:name="T403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404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405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406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P407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08" style:parent-style-name="Standard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P409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10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11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12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13" style:parent-style-name="Standard" style:family="paragraph">
      <style:text-properties style:font-name="Arial" fo:font-size="10pt" style:font-size-asian="10pt" style:font-size-complex="10pt" fo:language="en" fo:country="US"/>
    </style:style>
    <style:style style:name="T414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415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416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P417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18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19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20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21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22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23" style:parent-style-name="Listenabsatz" style:family="paragraph">
      <style:text-properties style:font-name="Arial" fo:font-size="10pt" style:font-size-asian="10pt" style:font-size-complex="10pt"/>
    </style:style>
    <style:style style:name="P424" style:parent-style-name="Listenabsatz" style:family="paragraph">
      <style:text-properties style:font-name="Arial" fo:font-size="10pt" style:font-size-asian="10pt" style:font-size-complex="10pt"/>
    </style:style>
    <style:style style:name="P425" style:parent-style-name="Listenabsatz" style:family="paragraph">
      <style:text-properties style:font-name="Arial" fo:font-size="10pt" style:font-size-asian="10pt" style:font-size-complex="10pt"/>
    </style:style>
    <style:style style:name="P426" style:parent-style-name="Standard" style:family="paragraph">
      <style:text-properties style:font-name="Arial" fo:font-size="10pt" style:font-size-asian="10pt" style:font-size-complex="10pt"/>
    </style:style>
    <style:style style:name="P427" style:parent-style-name="Standard" style:family="paragraph">
      <style:text-properties style:font-name="Arial" fo:font-size="10pt" style:font-size-asian="10pt" style:font-size-complex="10pt"/>
    </style:style>
    <style:style style:name="P428" style:parent-style-name="Standard" style:family="paragraph">
      <style:text-properties style:font-name="Arial" fo:font-size="10pt" style:font-size-asian="10pt" style:font-size-complex="10pt"/>
    </style:style>
    <style:style style:name="P429" style:parent-style-name="Standard" style:family="paragraph">
      <style:paragraph-properties fo:break-before="page"/>
    </style:style>
    <style:style style:name="P430" style:parent-style-name="Überschrift2" style:family="paragraph">
      <style:text-properties fo:language="en" fo:country="US"/>
    </style:style>
    <style:style style:name="P431" style:parent-style-name="Standard" style:family="paragraph">
      <style:text-properties style:font-name="Arial" fo:font-size="10pt" style:font-size-asian="10pt" style:font-size-complex="10pt" fo:language="en" fo:country="US"/>
    </style:style>
    <style:style style:name="T432" style:parent-style-name="Hyperlink" style:family="text">
      <style:text-properties style:font-name="Arial" fo:font-size="10pt" style:font-size-asian="10pt" style:font-size-complex="10pt" fo:language="en" fo:country="US"/>
    </style:style>
    <style:style style:name="P433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34" style:parent-style-name="Standard" style:family="paragraph">
      <style:text-properties style:font-name="Arial" fo:font-size="10pt" style:font-size-asian="10pt" style:font-size-complex="10pt" fo:language="en" fo:country="US"/>
    </style:style>
    <style:style style:name="T435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436" style:parent-style-name="Absatz-Standardschriftart" style:family="text">
      <style:text-properties style:font-name="Wingdings" style:font-name-asian="Wingdings" style:font-name-complex="Wingdings" fo:font-size="10pt" style:font-size-asian="10pt" style:font-size-complex="10pt" fo:language="en" fo:country="US"/>
    </style:style>
    <style:style style:name="T437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P438" style:parent-style-name="Standard" style:family="paragraph">
      <style:text-properties style:font-name="Arial" fo:font-size="10pt" style:font-size-asian="10pt" style:font-size-complex="10pt" fo:language="en" fo:country="US"/>
    </style:style>
    <style:style style:name="T439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440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441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P442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43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44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445" style:parent-style-name="Listenabsatz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446" style:parent-style-name="Standard" style:family="paragraph">
      <style:paragraph-properties fo:text-indent="0.4923in"/>
      <style:text-properties style:font-name="Courier New" style:font-name-complex="Courier New" fo:font-size="10pt" style:font-size-asian="10pt" style:font-size-complex="10pt" fo:language="en" fo:country="US"/>
    </style:style>
    <style:style style:name="P447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48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449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450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451" style:parent-style-name="Standard" style:family="paragraph">
      <style:paragraph-properties fo:text-indent="0.4923in"/>
      <style:text-properties style:font-name="Courier New" style:font-name-complex="Courier New" fo:font-size="10pt" style:font-size-asian="10pt" style:font-size-complex="10pt" fo:language="en" fo:country="US"/>
    </style:style>
    <style:style style:name="P452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453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454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55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456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457" style:parent-style-name="Standard" style:family="paragraph">
      <style:paragraph-properties fo:margin-left="0.5in">
        <style:tab-stops/>
      </style:paragraph-properties>
      <style:text-properties style:font-name="Courier New" style:font-name-complex="Courier New" fo:font-size="10pt" style:font-size-asian="10pt" style:font-size-complex="10pt" fo:language="en" fo:country="US"/>
    </style:style>
    <style:style style:name="P458" style:parent-style-name="Listenabsatz" style:family="paragraph"/>
    <style:style style:name="T459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P460" style:parent-style-name="Listenabsatz" style:family="paragraph">
      <style:text-properties style:font-name="Arial" fo:font-size="10pt" style:font-size-asian="10pt" style:font-size-complex="10pt"/>
    </style:style>
    <style:style style:name="P461" style:parent-style-name="Standard" style:family="paragraph">
      <style:text-properties style:font-name="Arial" fo:font-size="10pt" style:font-size-asian="10pt" style:font-size-complex="10pt"/>
    </style:style>
    <style:style style:name="T462" style:parent-style-name="Absatz-Standardschriftart" style:family="text">
      <style:text-properties style:font-name="Arial" fo:font-size="10pt" style:font-size-asian="10pt" style:font-size-complex="10pt"/>
    </style:style>
    <style:style style:name="T463" style:parent-style-name="Absatz-Standardschriftart" style:family="text">
      <style:text-properties style:font-name="Arial" fo:font-weight="bold" style:font-weight-asian="bold" fo:font-size="10pt" style:font-size-asian="10pt" style:font-size-complex="10pt"/>
    </style:style>
    <style:style style:name="P464" style:parent-style-name="Standard" style:family="paragraph">
      <style:text-properties style:font-name="Arial" fo:font-size="10pt" style:font-size-asian="10pt" style:font-size-complex="10pt"/>
    </style:style>
    <style:style style:name="P465" style:parent-style-name="Standard" style:family="paragraph">
      <style:text-properties style:font-name="Arial" fo:font-size="10pt" style:font-size-asian="10pt" style:font-size-complex="10pt"/>
    </style:style>
    <style:style style:name="P466" style:parent-style-name="Standard" style:family="paragraph">
      <style:text-properties style:font-name="Arial" fo:font-size="10pt" style:font-size-asian="10pt" style:font-size-complex="10pt"/>
    </style:style>
    <style:style style:name="P467" style:parent-style-name="Standard" style:family="paragraph">
      <style:text-properties style:font-name="Arial" fo:font-size="10pt" style:font-size-asian="10pt" style:font-size-complex="10pt"/>
    </style:style>
    <style:style style:name="P468" style:parent-style-name="Standard" style:family="paragraph">
      <style:paragraph-properties fo:break-before="page"/>
    </style:style>
    <style:style style:name="P469" style:parent-style-name="Überschrift2" style:family="paragraph">
      <style:text-properties fo:language="en" fo:country="US"/>
    </style:style>
    <style:style style:name="P470" style:parent-style-name="Standard" style:family="paragraph">
      <style:text-properties style:font-name="Arial" fo:font-size="10pt" style:font-size-asian="10pt" style:font-size-complex="10pt" fo:language="en" fo:country="US"/>
    </style:style>
    <style:style style:name="T471" style:parent-style-name="Absatz-Standardschriftart" style:family="text">
      <style:text-properties style:font-name="Arial" fo:font-size="10pt" style:font-size-asian="10pt" style:font-size-complex="10pt"/>
    </style:style>
    <style:style style:name="T472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P473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474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475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476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477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478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479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480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81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82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83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84" style:parent-style-name="Standard" style:family="paragraph">
      <style:text-properties style:font-name="Arial" fo:font-size="10pt" style:font-size-asian="10pt" style:font-size-complex="10pt" fo:language="en" fo:country="US"/>
    </style:style>
    <style:style style:name="T485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486" style:parent-style-name="Absatz-Standardschriftart" style:family="text">
      <style:text-properties style:font-name="Arial" fo:font-style="italic" style:font-style-asian="italic" fo:font-size="10pt" style:font-size-asian="10pt" style:font-size-complex="10pt" fo:language="en" fo:country="US"/>
    </style:style>
    <style:style style:name="T487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488" style:parent-style-name="Absatz-Standardschriftart" style:family="text">
      <style:text-properties style:font-name="Arial" fo:font-style="italic" style:font-style-asian="italic" fo:font-size="10pt" style:font-size-asian="10pt" style:font-size-complex="10pt" fo:language="en" fo:country="US"/>
    </style:style>
    <style:style style:name="P489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90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91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92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93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94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95" style:parent-style-name="Standard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T496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497" style:parent-style-name="Absatz-Standardschriftart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98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99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00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501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502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03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04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05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06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507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08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509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10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511" style:parent-style-name="Standard" style:family="paragraph">
      <style:paragraph-properties fo:margin-left="0.4923in" fo:text-indent="0.4923in">
        <style:tab-stops/>
      </style:paragraph-properties>
      <style:text-properties style:font-name="Arial" fo:font-size="10pt" style:font-size-asian="10pt" style:font-size-complex="10pt" fo:language="en" fo:country="US"/>
    </style:style>
    <style:style style:name="P512" style:parent-style-name="Standard" style:family="paragraph">
      <style:paragraph-properties fo:margin-left="0.4923in" fo:text-indent="0.4923in">
        <style:tab-stops/>
      </style:paragraph-properties>
      <style:text-properties style:font-name="Arial" fo:font-size="10pt" style:font-size-asian="10pt" style:font-size-complex="10pt" fo:language="en" fo:country="US"/>
    </style:style>
    <style:style style:name="P513" style:parent-style-name="Standard" style:family="paragraph">
      <style:paragraph-properties fo:margin-left="0.4923in" fo:text-indent="0.4923in">
        <style:tab-stops/>
      </style:paragraph-properties>
      <style:text-properties style:font-name="Arial" fo:font-size="10pt" style:font-size-asian="10pt" style:font-size-complex="10pt" fo:language="en" fo:country="US"/>
    </style:style>
    <style:style style:name="P514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15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16" style:parent-style-name="Standard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P517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518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19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20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21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22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23" style:parent-style-name="Listenabsatz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P524" style:parent-style-name="Standard" style:family="paragraph">
      <style:paragraph-properties fo:margin-left="0.4923in">
        <style:tab-stops/>
      </style:paragraph-properties>
      <style:text-properties style:font-name="Courier New" style:font-name-complex="Courier New" fo:font-size="10pt" style:font-size-asian="10pt" style:font-size-complex="10pt" fo:language="en" fo:country="US"/>
    </style:style>
    <style:style style:name="P525" style:parent-style-name="Standard" style:family="paragraph">
      <style:paragraph-properties fo:margin-left="0.4923in">
        <style:tab-stops/>
      </style:paragraph-properties>
      <style:text-properties style:font-name="Courier New" style:font-name-complex="Courier New" fo:font-size="10pt" style:font-size-asian="10pt" style:font-size-complex="10pt" fo:language="en" fo:country="US"/>
    </style:style>
    <style:style style:name="P526" style:parent-style-name="Standard" style:family="paragraph">
      <style:paragraph-properties fo:margin-left="0.4923in">
        <style:tab-stops/>
      </style:paragraph-properties>
      <style:text-properties style:font-name="Courier New" style:font-name-complex="Courier New" fo:font-size="10pt" style:font-size-asian="10pt" style:font-size-complex="10pt" fo:language="en" fo:country="US"/>
    </style:style>
    <style:style style:name="P527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28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T529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530" style:parent-style-name="Absatz-Standardschriftart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3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532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33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534" style:parent-style-name="Listenabsatz" style:family="paragraph"/>
    <style:style style:name="T535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536" style:parent-style-name="Absatz-Standardschriftart" style:family="text">
      <style:text-properties style:font-name="Arial" fo:font-style="italic" style:font-style-asian="italic" fo:font-size="10pt" style:font-size-asian="10pt" style:font-size-complex="10pt" fo:language="en" fo:country="US"/>
    </style:style>
    <style:style style:name="T537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P538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539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540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41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42" style:parent-style-name="Standard" style:family="paragraph">
      <style:paragraph-properties fo:text-indent="0.4923in"/>
      <style:text-properties style:font-name="Arial" fo:font-size="10pt" style:font-size-asian="10pt" style:font-size-complex="10pt" fo:language="en" fo:country="US"/>
    </style:style>
    <style:style style:name="P543" style:parent-style-name="Standard" style:family="paragraph">
      <style:paragraph-properties fo:text-indent="0.4923in"/>
      <style:text-properties style:font-name="Arial" fo:font-size="10pt" style:font-size-asian="10pt" style:font-size-complex="10pt" fo:language="en" fo:country="US"/>
    </style:style>
    <style:style style:name="P544" style:parent-style-name="Standard" style:family="paragraph">
      <style:paragraph-properties fo:text-indent="0.4923in"/>
      <style:text-properties style:font-name="Arial" fo:font-weight="bold" style:font-weight-asian="bold" fo:font-size="10pt" style:font-size-asian="10pt" style:font-size-complex="10pt" fo:language="en" fo:country="US"/>
    </style:style>
    <style:style style:name="P545" style:parent-style-name="Standard" style:family="paragraph">
      <style:paragraph-properties fo:text-indent="0.4923in"/>
    </style:style>
    <style:style style:name="T546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547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P548" style:parent-style-name="Standard" style:family="paragraph">
      <style:paragraph-properties fo:text-indent="0.4923in"/>
      <style:text-properties style:font-name="Arial" fo:font-size="10pt" style:font-size-asian="10pt" style:font-size-complex="10pt" fo:language="en" fo:country="US"/>
    </style:style>
    <style:style style:name="P549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550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551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552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553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554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555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556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557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558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59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60" style:parent-style-name="Standard" style:family="paragraph">
      <style:text-properties style:font-name="Arial" fo:font-weight="bold" style:font-weight-asian="bold" fo:font-size="10pt" style:font-size-asian="10pt" style:font-size-complex="10pt"/>
    </style:style>
    <style:style style:name="P561" style:parent-style-name="Standard" style:family="paragraph">
      <style:text-properties style:font-name="Arial" fo:font-size="10pt" style:font-size-asian="10pt" style:font-size-complex="10pt"/>
    </style:style>
    <style:style style:name="P562" style:parent-style-name="Standard" style:family="paragraph">
      <style:text-properties style:font-name="Arial" fo:font-size="10pt" style:font-size-asian="10pt" style:font-size-complex="10pt"/>
    </style:style>
    <style:style style:name="P563" style:parent-style-name="Standard" style:family="paragraph">
      <style:text-properties style:font-name="Arial" fo:font-size="10pt" style:font-size-asian="10pt" style:font-size-complex="10pt"/>
    </style:style>
    <style:style style:name="P564" style:parent-style-name="Standard" style:family="paragraph">
      <style:text-properties style:font-name="Arial" fo:font-size="10pt" style:font-size-asian="10pt" style:font-size-complex="10pt"/>
    </style:style>
    <style:style style:name="P565" style:parent-style-name="Standard" style:family="paragraph">
      <style:text-properties style:font-name="Arial" fo:font-size="10pt" style:font-size-asian="10pt" style:font-size-complex="10pt"/>
    </style:style>
    <style:style style:name="P566" style:parent-style-name="Standard" style:family="paragraph">
      <style:text-properties style:font-name="Arial" fo:font-size="10pt" style:font-size-asian="10pt" style:font-size-complex="10pt"/>
    </style:style>
    <style:style style:name="P567" style:parent-style-name="Standard" style:family="paragraph">
      <style:paragraph-properties fo:break-before="page"/>
      <style:text-properties fo:hyphenate="true"/>
    </style:style>
    <style:style style:name="P568" style:parent-style-name="Überschrift2" style:family="paragraph">
      <style:text-properties fo:language="en" fo:country="US"/>
    </style:style>
    <style:style style:name="P569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70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71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72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73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74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575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576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577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578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579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580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581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82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83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584" style:parent-style-name="Listenabsatz" style:family="paragraph">
      <style:text-properties style:font-name="Arial" fo:font-size="10pt" style:font-size-asian="10pt" style:font-size-complex="10pt"/>
    </style:style>
    <style:style style:name="P585" style:parent-style-name="Listenabsatz" style:family="paragraph">
      <style:text-properties style:font-name="Arial" fo:font-size="10pt" style:font-size-asian="10pt" style:font-size-complex="10pt"/>
    </style:style>
    <style:style style:name="P586" style:parent-style-name="Listenabsatz" style:family="paragraph">
      <style:text-properties style:font-name="Arial" fo:font-size="10pt" style:font-size-asian="10pt" style:font-size-complex="10pt"/>
    </style:style>
    <style:style style:name="P587" style:parent-style-name="Standard" style:family="paragraph">
      <style:text-properties style:font-name="Arial" fo:font-size="10pt" style:font-size-asian="10pt" style:font-size-complex="10pt"/>
    </style:style>
    <style:style style:name="P588" style:parent-style-name="Standard" style:family="paragraph">
      <style:paragraph-properties fo:break-before="page"/>
    </style:style>
    <style:style style:name="P589" style:parent-style-name="Überschrift2" style:family="paragraph">
      <style:text-properties fo:language="en" fo:country="US"/>
    </style:style>
    <style:style style:name="P590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91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92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93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94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95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96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97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98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99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600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601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602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603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604" style:parent-style-name="Standard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P605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606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607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608" style:parent-style-name="Standard" style:family="paragraph">
      <style:text-properties style:font-name="Arial" fo:font-size="10pt" style:font-size-asian="10pt" style:font-size-complex="10pt" fo:language="en" fo:country="US"/>
    </style:style>
    <style:style style:name="T609" style:parent-style-name="Absatz-Standardschriftart" style:family="text">
      <style:text-properties style:font-name="Arial" fo:font-weight="bold" style:font-weight-asian="bold" fo:font-size="10pt" style:font-size-asian="10pt" style:font-size-complex="10pt"/>
    </style:style>
    <style:style style:name="T610" style:parent-style-name="Absatz-Standardschriftart" style:family="text">
      <style:text-properties style:font-name="Arial" fo:font-weight="bold" style:font-weight-asian="bold" fo:font-size="10pt" style:font-size-asian="10pt" style:font-size-complex="10pt"/>
    </style:style>
    <style:style style:name="T611" style:parent-style-name="Absatz-Standardschriftart" style:family="text">
      <style:text-properties style:font-name="Arial" fo:font-size="10pt" style:font-size-asian="10pt" style:font-size-complex="10pt"/>
    </style:style>
    <style:style style:name="P612" style:parent-style-name="Standard" style:family="paragraph">
      <style:paragraph-properties fo:break-before="page"/>
    </style:style>
    <style:style style:name="P613" style:parent-style-name="Standard" style:family="paragraph">
      <style:text-properties style:font-name="Arial" fo:font-size="10pt" style:font-size-asian="10pt" style:font-size-complex="10pt"/>
    </style:style>
    <style:style style:name="P614" style:parent-style-name="Standard" style:family="paragraph">
      <style:text-properties style:font-name="Arial" fo:font-size="10pt" style:font-size-asian="10pt" style:font-size-complex="10pt"/>
    </style:style>
    <style:style style:name="T615" style:parent-style-name="Absatz-Standardschriftart" style:family="text">
      <style:text-properties style:font-name="Arial" fo:font-weight="bold" style:font-weight-asian="bold" fo:font-size="10pt" style:font-size-asian="10pt" style:font-size-complex="10pt"/>
    </style:style>
    <style:style style:name="T616" style:parent-style-name="Absatz-Standardschriftart" style:family="text">
      <style:text-properties style:font-name="Arial" fo:font-size="10pt" style:font-size-asian="10pt" style:font-size-complex="10pt"/>
    </style:style>
    <style:style style:name="T617" style:parent-style-name="Absatz-Standardschriftart" style:family="text">
      <style:text-properties style:font-name="Arial" fo:font-weight="bold" style:font-weight-asian="bold" fo:font-size="10pt" style:font-size-asian="10pt" style:font-size-complex="10pt"/>
    </style:style>
    <style:style style:name="T618" style:parent-style-name="Absatz-Standardschriftart" style:family="text">
      <style:text-properties style:font-name="Arial" fo:font-size="10pt" style:font-size-asian="10pt" style:font-size-complex="10pt"/>
    </style:style>
    <style:style style:name="P619" style:parent-style-name="Standard" style:family="paragraph">
      <style:text-properties style:font-name="Arial" fo:font-size="10pt" style:font-size-asian="10pt" style:font-size-complex="10pt"/>
    </style:style>
    <style:style style:name="P620" style:parent-style-name="Standard" style:family="paragraph">
      <style:text-properties style:font-name="Arial" fo:font-size="10pt" style:font-size-asian="10pt" style:font-size-complex="10pt"/>
    </style:style>
    <style:style style:name="P621" style:parent-style-name="Standard" style:family="paragraph">
      <style:text-properties style:font-name="Arial" fo:font-size="10pt" style:font-size-asian="10pt" style:font-size-complex="10pt"/>
    </style:style>
    <style:style style:name="P622" style:parent-style-name="Standard" style:family="paragraph">
      <style:text-properties style:font-name="Arial" fo:font-size="10pt" style:font-size-asian="10pt" style:font-size-complex="10pt"/>
    </style:style>
    <style:style style:name="P623" style:parent-style-name="Standard" style:family="paragraph">
      <style:text-properties style:font-name="Arial" fo:font-size="10pt" style:font-size-asian="10pt" style:font-size-complex="10pt"/>
    </style:style>
    <style:style style:name="P624" style:parent-style-name="Standard" style:family="paragraph">
      <style:text-properties style:font-name="Arial" fo:font-size="10pt" style:font-size-asian="10pt" style:font-size-complex="10pt"/>
    </style:style>
    <style:style style:name="P625" style:parent-style-name="Standard" style:family="paragraph">
      <style:text-properties style:font-name="Arial" fo:font-size="10pt" style:font-size-asian="10pt" style:font-size-complex="10pt"/>
    </style:style>
    <style:style style:name="P626" style:parent-style-name="Standard" style:family="paragraph">
      <style:text-properties style:font-name="Arial" fo:font-size="10pt" style:font-size-asian="10pt" style:font-size-complex="10pt"/>
    </style:style>
    <style:style style:name="P627" style:parent-style-name="Standard" style:family="paragraph">
      <style:text-properties style:font-name="Arial" fo:font-size="10pt" style:font-size-asian="10pt" style:font-size-complex="10pt"/>
    </style:style>
    <style:style style:name="P628" style:parent-style-name="Standard" style:family="paragraph">
      <style:text-properties style:font-name="Arial" fo:font-size="10pt" style:font-size-asian="10pt" style:font-size-complex="10pt"/>
    </style:style>
    <style:style style:name="P629" style:parent-style-name="Standard" style:family="paragraph">
      <style:text-properties style:font-name="Arial" fo:font-size="10pt" style:font-size-asian="10pt" style:font-size-complex="10pt"/>
    </style:style>
    <style:style style:name="P630" style:parent-style-name="Standard" style:family="paragraph">
      <style:text-properties style:font-name="Arial" fo:font-size="10pt" style:font-size-asian="10pt" style:font-size-complex="10pt"/>
    </style:style>
    <style:style style:name="P631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632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633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634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635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636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637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638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639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640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641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642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643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644" style:parent-style-name="Standard" style:family="paragraph">
      <style:text-properties style:font-name="Arial" fo:font-weight="bold" style:font-weight-asian="bold" fo:font-size="10pt" style:font-size-asian="10pt" style:font-size-complex="10pt"/>
    </style:style>
    <style:style style:name="P645" style:parent-style-name="Standard" style:family="paragraph">
      <style:text-properties style:font-name="Arial" fo:font-size="10pt" style:font-size-asian="10pt" style:font-size-complex="10pt"/>
    </style:style>
    <style:style style:name="P646" style:parent-style-name="Standard" style:family="paragraph">
      <style:text-properties style:font-name="Arial" fo:font-size="10pt" style:font-size-asian="10pt" style:font-size-complex="10pt"/>
    </style:style>
    <style:style style:name="P647" style:parent-style-name="Standard" style:family="paragraph">
      <style:text-properties style:font-name="Arial" fo:font-size="10pt" style:font-size-asian="10pt" style:font-size-complex="10pt"/>
    </style:style>
    <style:style style:name="P648" style:parent-style-name="Standard" style:family="paragraph">
      <style:text-properties style:font-name="Arial" fo:font-size="10pt" style:font-size-asian="10pt" style:font-size-complex="10pt"/>
    </style:style>
    <style:style style:name="P649" style:parent-style-name="Standard" style:family="paragraph">
      <style:paragraph-properties fo:break-before="page"/>
      <style:text-properties style:font-name="Arial" fo:font-size="10pt" style:font-size-asian="10pt" style:font-size-complex="10pt"/>
    </style:style>
    <style:style style:name="P650" style:parent-style-name="Überschrift2" style:family="paragraph">
      <style:text-properties fo:language="en" fo:country="US"/>
    </style:style>
    <style:style style:name="P651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652" style:parent-style-name="Standard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P653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654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655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656" style:parent-style-name="Listenabsatz" style:family="paragraph"/>
    <style:style style:name="T657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P658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659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660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661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662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663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664" style:parent-style-name="Standard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P665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666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667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668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669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670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671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672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673" style:parent-style-name="Standard" style:family="paragraph">
      <style:text-properties style:font-name="Arial" fo:font-size="10pt" style:font-size-asian="10pt" style:font-size-complex="10pt" fo:language="en" fo:country="US"/>
    </style:style>
    <style:style style:name="T674" style:parent-style-name="Absatz-Standardschriftart" style:family="text">
      <style:text-properties style:font-name="Wingdings" style:font-name-asian="Wingdings" style:font-name-complex="Wingdings" fo:font-size="10pt" style:font-size-asian="10pt" style:font-size-complex="10pt" fo:language="en" fo:country="US"/>
    </style:style>
    <style:style style:name="T675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676" style:parent-style-name="Absatz-Standardschriftart" style:family="text">
      <style:text-properties style:font-name="Wingdings" style:font-name-asian="Wingdings" style:font-name-complex="Wingdings" fo:font-size="10pt" style:font-size-asian="10pt" style:font-size-complex="10pt" fo:language="en" fo:country="US"/>
    </style:style>
    <style:style style:name="T677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P678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679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680" style:parent-style-name="Standard" style:family="paragraph">
      <style:text-properties style:font-name="Arial" fo:font-size="10pt" style:font-size-asian="10pt" style:font-size-complex="10pt" fo:language="en" fo:country="US"/>
    </style:style>
    <style:style style:name="T681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682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683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684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685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686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687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688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689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690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691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692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693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694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695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696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697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P698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699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700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701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702" style:parent-style-name="Standard" style:family="paragraph">
      <style:text-properties style:font-name="Arial" fo:font-weight="bold" style:font-weight-asian="bold" fo:font-size="10pt" style:font-size-asian="10pt" style:font-size-complex="10pt"/>
    </style:style>
    <style:style style:name="P703" style:parent-style-name="Listenabsatz" style:family="paragraph"/>
    <style:style style:name="T704" style:parent-style-name="Absatz-Standardschriftart" style:family="text">
      <style:text-properties style:font-name="Arial" fo:font-size="10pt" style:font-size-asian="10pt" style:font-size-complex="10pt"/>
    </style:style>
    <style:style style:name="P705" style:parent-style-name="Listenabsatz" style:family="paragraph"/>
    <style:style style:name="T706" style:parent-style-name="Absatz-Standardschriftart" style:family="text">
      <style:text-properties style:font-name="Arial" fo:font-size="10pt" style:font-size-asian="10pt" style:font-size-complex="10pt"/>
    </style:style>
    <style:style style:name="T707" style:parent-style-name="Absatz-Standardschriftart" style:family="text">
      <style:text-properties style:font-name="Arial" fo:font-size="10pt" style:font-size-asian="10pt" style:font-size-complex="10pt"/>
    </style:style>
    <style:style style:name="T708" style:parent-style-name="Absatz-Standardschriftart" style:family="text">
      <style:text-properties style:font-name="Arial" fo:font-size="10pt" style:font-size-asian="10pt" style:font-size-complex="10pt"/>
    </style:style>
    <style:style style:name="P709" style:parent-style-name="Listenabsatz" style:family="paragraph"/>
    <style:style style:name="T710" style:parent-style-name="Absatz-Standardschriftart" style:family="text">
      <style:text-properties style:font-name="Arial" fo:font-size="10pt" style:font-size-asian="10pt" style:font-size-complex="10pt"/>
    </style:style>
    <style:style style:name="T711" style:parent-style-name="Absatz-Standardschriftart" style:family="text">
      <style:text-properties style:font-name="Arial" fo:font-size="10pt" style:font-size-asian="10pt" style:font-size-complex="10pt"/>
    </style:style>
    <style:style style:name="T712" style:parent-style-name="Absatz-Standardschriftart" style:family="text">
      <style:text-properties style:font-name="Arial" fo:font-size="10pt" style:font-size-asian="10pt" style:font-size-complex="10pt"/>
    </style:style>
    <style:style style:name="T713" style:parent-style-name="Absatz-Standardschriftart" style:family="text">
      <style:text-properties style:font-name="Arial" fo:font-size="10pt" style:font-size-asian="10pt" style:font-size-complex="10pt"/>
    </style:style>
    <style:style style:name="P714" style:parent-style-name="Standard" style:family="paragraph">
      <style:paragraph-properties fo:break-before="page"/>
    </style:style>
    <style:style style:name="P715" style:parent-style-name="Überschrift2" style:family="paragraph">
      <style:text-properties fo:language="en" fo:country="US"/>
    </style:style>
    <style:style style:name="P716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717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718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719" style:parent-style-name="Standard" style:family="paragraph">
      <style:text-properties style:font-name="Arial" fo:font-size="10pt" style:font-size-asian="10pt" style:font-size-complex="10pt"/>
    </style:style>
    <style:style style:name="P720" style:parent-style-name="Listenabsatz" style:family="paragraph"/>
    <style:style style:name="T721" style:parent-style-name="Absatz-Standardschriftart" style:family="text">
      <style:text-properties style:font-name="Arial" fo:font-size="10pt" style:font-size-asian="10pt" style:font-size-complex="10pt"/>
    </style:style>
    <style:style style:name="P722" style:parent-style-name="Listenabsatz" style:family="paragraph"/>
    <style:style style:name="T723" style:parent-style-name="Absatz-Standardschriftart" style:family="text">
      <style:text-properties style:font-name="Arial" fo:font-size="10pt" style:font-size-asian="10pt" style:font-size-complex="10pt"/>
    </style:style>
    <style:style style:name="T724" style:parent-style-name="Absatz-Standardschriftart" style:family="text">
      <style:text-properties style:font-name="Arial" fo:font-size="10pt" style:font-size-asian="10pt" style:font-size-complex="10pt"/>
    </style:style>
    <style:style style:name="T725" style:parent-style-name="Absatz-Standardschriftart" style:family="text">
      <style:text-properties style:font-name="Arial" fo:font-size="10pt" style:font-size-asian="10pt" style:font-size-complex="10pt"/>
    </style:style>
    <style:style style:name="P726" style:parent-style-name="Standard" style:family="paragraph">
      <style:paragraph-properties fo:break-before="page"/>
    </style:style>
    <style:style style:name="P727" style:parent-style-name="Überschrift2" style:family="paragraph">
      <style:text-properties fo:language="en" fo:country="US"/>
    </style:style>
    <style:style style:name="P728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729" style:parent-style-name="Standard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P730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731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732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733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734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735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736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737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738" style:parent-style-name="Standard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P739" style:parent-style-name="Standard" style:family="paragraph">
      <style:paragraph-properties fo:margin-left="1.477in" fo:text-indent="-0.9847in">
        <style:tab-stops/>
      </style:paragraph-properties>
      <style:text-properties style:font-name="Arial" fo:font-size="10pt" style:font-size-asian="10pt" style:font-size-complex="10pt" fo:language="en" fo:country="US"/>
    </style:style>
    <style:style style:name="P740" style:parent-style-name="Standard" style:family="paragraph">
      <style:paragraph-properties fo:margin-left="0.9847in" fo:text-indent="0.4923in">
        <style:tab-stops/>
      </style:paragraph-properties>
      <style:text-properties style:font-name="Arial" fo:font-size="10pt" style:font-size-asian="10pt" style:font-size-complex="10pt" fo:language="en" fo:country="US"/>
    </style:style>
    <style:style style:name="P741" style:parent-style-name="Standard" style:family="paragraph">
      <style:paragraph-properties fo:margin-left="0.9847in" fo:text-indent="0.4923in">
        <style:tab-stops/>
      </style:paragraph-properties>
      <style:text-properties style:font-name="Arial" fo:font-size="10pt" style:font-size-asian="10pt" style:font-size-complex="10pt" fo:language="en" fo:country="US"/>
    </style:style>
    <style:style style:name="P742" style:parent-style-name="Standard" style:family="paragraph">
      <style:paragraph-properties fo:margin-left="0.4923in">
        <style:tab-stops/>
      </style:paragraph-properties>
      <style:text-properties style:font-name="Arial" fo:font-size="10pt" style:font-size-asian="10pt" style:font-size-complex="10pt" fo:language="en" fo:country="US"/>
    </style:style>
    <style:style style:name="P743" style:parent-style-name="Standard" style:family="paragraph">
      <style:paragraph-properties fo:margin-left="0.4923in">
        <style:tab-stops/>
      </style:paragraph-properties>
      <style:text-properties style:font-name="Arial" fo:font-size="10pt" style:font-size-asian="10pt" style:font-size-complex="10pt" fo:language="en" fo:country="US"/>
    </style:style>
    <style:style style:name="P744" style:parent-style-name="Standard" style:family="paragraph">
      <style:paragraph-properties fo:margin-left="0.4923in">
        <style:tab-stops/>
      </style:paragraph-properties>
      <style:text-properties style:font-name="Arial" fo:font-size="10pt" style:font-size-asian="10pt" style:font-size-complex="10pt" fo:language="en" fo:country="US"/>
    </style:style>
    <style:style style:name="P745" style:parent-style-name="Standard" style:family="paragraph">
      <style:paragraph-properties fo:margin-left="0.4923in">
        <style:tab-stops/>
      </style:paragraph-properties>
      <style:text-properties style:font-name="Arial" fo:font-size="10pt" style:font-size-asian="10pt" style:font-size-complex="10pt" fo:language="en" fo:country="US"/>
    </style:style>
    <style:style style:name="P746" style:parent-style-name="Standard" style:family="paragraph">
      <style:paragraph-properties fo:margin-left="0.4923in">
        <style:tab-stops/>
      </style:paragraph-properties>
      <style:text-properties style:font-name="Arial" fo:font-size="10pt" style:font-size-asian="10pt" style:font-size-complex="10pt" fo:language="en" fo:country="US"/>
    </style:style>
    <style:style style:name="P747" style:parent-style-name="Standard" style:family="paragraph">
      <style:paragraph-properties fo:margin-left="0.4923in">
        <style:tab-stops/>
      </style:paragraph-properties>
    </style:style>
    <style:style style:name="T748" style:parent-style-name="Absatz-Standardschriftart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49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750" style:parent-style-name="Absatz-Standardschriftart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51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752" style:parent-style-name="Absatz-Standardschriftart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53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754" style:parent-style-name="Absatz-Standardschriftart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55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P756" style:parent-style-name="Standard" style:family="paragraph">
      <style:paragraph-properties fo:margin-left="0.4923in">
        <style:tab-stops/>
      </style:paragraph-properties>
      <style:text-properties style:font-name="Courier New" style:font-name-complex="Courier New" fo:font-size="10pt" style:font-size-asian="10pt" style:font-size-complex="10pt" fo:language="en" fo:country="US"/>
    </style:style>
    <style:style style:name="P757" style:parent-style-name="Standard" style:family="paragraph">
      <style:paragraph-properties fo:margin-left="0.4923in">
        <style:tab-stops/>
      </style:paragraph-properties>
    </style:style>
    <style:style style:name="T758" style:parent-style-name="Absatz-Standardschriftart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59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760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P761" style:parent-style-name="Standard" style:family="paragraph">
      <style:paragraph-properties fo:margin-left="0.4923in">
        <style:tab-stops/>
      </style:paragraph-properties>
      <style:text-properties style:font-name="Arial" fo:font-size="10pt" style:font-size-asian="10pt" style:font-size-complex="10pt" fo:language="en" fo:country="US"/>
    </style:style>
    <style:style style:name="P762" style:parent-style-name="Standard" style:family="paragraph">
      <style:paragraph-properties fo:margin-left="0.4923in">
        <style:tab-stops/>
      </style:paragraph-properties>
      <style:text-properties style:font-name="Arial" fo:font-size="10pt" style:font-size-asian="10pt" style:font-size-complex="10pt" fo:language="en" fo:country="US"/>
    </style:style>
    <style:style style:name="P763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764" style:parent-style-name="Standard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P765" style:parent-style-name="Standard" style:family="paragraph">
      <style:paragraph-properties fo:margin-left="0.4923in">
        <style:tab-stops/>
      </style:paragraph-properties>
    </style:style>
    <style:style style:name="T766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767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P768" style:parent-style-name="Standard" style:family="paragraph">
      <style:paragraph-properties fo:text-indent="0.4923in"/>
      <style:text-properties style:font-name="Arial" fo:font-size="10pt" style:font-size-asian="10pt" style:font-size-complex="10pt" fo:language="en" fo:country="US"/>
    </style:style>
    <style:style style:name="P769" style:parent-style-name="Standard" style:family="paragraph">
      <style:paragraph-properties fo:text-indent="0.4923in"/>
      <style:text-properties style:font-name="Arial" fo:font-size="10pt" style:font-size-asian="10pt" style:font-size-complex="10pt" fo:language="en" fo:country="US"/>
    </style:style>
    <style:style style:name="P770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771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772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773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774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775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776" style:parent-style-name="Standard" style:family="paragraph">
      <style:paragraph-properties fo:margin-left="0.4923in">
        <style:tab-stops/>
      </style:paragraph-properties>
      <style:text-properties style:font-name="Courier New" style:font-name-complex="Courier New" fo:font-size="10pt" style:font-size-asian="10pt" style:font-size-complex="10pt" fo:language="en" fo:country="US"/>
    </style:style>
    <style:style style:name="P777" style:parent-style-name="Standard" style:family="paragraph">
      <style:paragraph-properties fo:margin-left="0.4923in">
        <style:tab-stops/>
      </style:paragraph-properties>
      <style:text-properties style:font-name="Courier New" style:font-name-complex="Courier New" fo:font-size="10pt" style:font-size-asian="10pt" style:font-size-complex="10pt" fo:language="en" fo:country="US"/>
    </style:style>
    <style:style style:name="P778" style:parent-style-name="Standard" style:family="paragraph">
      <style:paragraph-properties fo:margin-left="0.4923in">
        <style:tab-stops/>
      </style:paragraph-properties>
      <style:text-properties style:font-name="Courier New" style:font-name-complex="Courier New" fo:font-size="10pt" style:font-size-asian="10pt" style:font-size-complex="10pt" fo:language="en" fo:country="US"/>
    </style:style>
    <style:style style:name="P779" style:parent-style-name="Standard" style:family="paragraph">
      <style:paragraph-properties fo:margin-left="0.4923in">
        <style:tab-stops/>
      </style:paragraph-properties>
      <style:text-properties style:font-name="Arial" fo:font-size="10pt" style:font-size-asian="10pt" style:font-size-complex="10pt" fo:language="en" fo:country="US"/>
    </style:style>
    <style:style style:name="P780" style:parent-style-name="Standard" style:family="paragraph">
      <style:paragraph-properties fo:margin-left="0.4923in">
        <style:tab-stops/>
      </style:paragraph-properties>
      <style:text-properties style:font-name="Arial" fo:font-weight="bold" style:font-weight-asian="bold" fo:font-size="10pt" style:font-size-asian="10pt" style:font-size-complex="10pt" fo:language="en" fo:country="US"/>
    </style:style>
    <style:style style:name="P781" style:parent-style-name="Listenabsatz" style:family="paragraph">
      <style:paragraph-properties fo:margin-left="0.9923in">
        <style:tab-stops/>
      </style:paragraph-properties>
      <style:text-properties style:font-name="Arial" fo:font-size="10pt" style:font-size-asian="10pt" style:font-size-complex="10pt" fo:language="en" fo:country="US"/>
    </style:style>
    <style:style style:name="P782" style:parent-style-name="Listenabsatz" style:family="paragraph">
      <style:paragraph-properties fo:margin-left="0.9923in">
        <style:tab-stops/>
      </style:paragraph-properties>
      <style:text-properties style:font-name="Arial" fo:font-size="10pt" style:font-size-asian="10pt" style:font-size-complex="10pt" fo:language="en" fo:country="US"/>
    </style:style>
    <style:style style:name="P783" style:parent-style-name="Standard" style:family="paragraph">
      <style:paragraph-properties fo:margin-left="0.4923in">
        <style:tab-stops/>
      </style:paragraph-properties>
      <style:text-properties style:font-name="Arial" fo:font-size="10pt" style:font-size-asian="10pt" style:font-size-complex="10pt" fo:language="en" fo:country="US"/>
    </style:style>
    <style:style style:name="P784" style:parent-style-name="Standard" style:family="paragraph">
      <style:paragraph-properties fo:margin-left="0.4923in">
        <style:tab-stops/>
      </style:paragraph-properties>
      <style:text-properties style:font-name="Arial" fo:font-weight="bold" style:font-weight-asian="bold" fo:font-size="10pt" style:font-size-asian="10pt" style:font-size-complex="10pt" fo:language="en" fo:country="US"/>
    </style:style>
    <style:style style:name="P785" style:parent-style-name="Listenabsatz" style:family="paragraph">
      <style:paragraph-properties fo:margin-left="0.9923in">
        <style:tab-stops/>
      </style:paragraph-properties>
      <style:text-properties style:font-name="Arial" fo:font-size="10pt" style:font-size-asian="10pt" style:font-size-complex="10pt" fo:language="en" fo:country="US"/>
    </style:style>
    <style:style style:name="P786" style:parent-style-name="Listenabsatz" style:family="paragraph">
      <style:paragraph-properties fo:margin-left="0.9923in">
        <style:tab-stops/>
      </style:paragraph-properties>
      <style:text-properties style:font-name="Arial" fo:font-size="10pt" style:font-size-asian="10pt" style:font-size-complex="10pt" fo:language="en" fo:country="US"/>
    </style:style>
    <style:style style:name="P787" style:parent-style-name="Standard" style:family="paragraph">
      <style:paragraph-properties fo:margin-left="0.4923in">
        <style:tab-stops/>
      </style:paragraph-properties>
      <style:text-properties style:font-name="Arial" fo:font-size="10pt" style:font-size-asian="10pt" style:font-size-complex="10pt" fo:language="en" fo:country="US"/>
    </style:style>
    <style:style style:name="P788" style:parent-style-name="Standard" style:family="paragraph">
      <style:paragraph-properties fo:margin-left="0.4923in">
        <style:tab-stops/>
      </style:paragraph-properties>
      <style:text-properties style:font-name="Arial" fo:font-size="10pt" style:font-size-asian="10pt" style:font-size-complex="10pt" fo:language="en" fo:country="US"/>
    </style:style>
    <style:style style:name="P789" style:parent-style-name="Standard" style:family="paragraph">
      <style:paragraph-properties fo:margin-left="0.4923in">
        <style:tab-stops/>
      </style:paragraph-properties>
      <style:text-properties style:font-name="Arial" fo:font-size="10pt" style:font-size-asian="10pt" style:font-size-complex="10pt" fo:language="en" fo:country="US"/>
    </style:style>
    <style:style style:name="P790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791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792" style:parent-style-name="Standard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P793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794" style:parent-style-name="HTMLVorformatiert" style:family="paragraph">
      <style:paragraph-properties style:vertical-align="baseline" fo:margin-left="0.5in" fo:background-color="#EFF0F1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795" style:parent-style-name="tag" style:family="text">
      <style:text-properties style:font-name="inherit" style:font-name-complex="Consolas" fo:color="#7D2727" fo:background-color="#EFF0F1" fo:language="en" fo:country="US"/>
    </style:style>
    <style:style style:name="T796" style:parent-style-name="pln" style:family="text">
      <style:text-properties style:font-name="inherit" style:font-name-complex="Consolas" fo:color="#303336" fo:background-color="#EFF0F1" fo:language="en" fo:country="US"/>
    </style:style>
    <style:style style:name="T797" style:parent-style-name="tag" style:family="text">
      <style:text-properties style:font-name="inherit" style:font-name-complex="Consolas" fo:color="#7D2727" fo:background-color="#EFF0F1" fo:language="en" fo:country="US"/>
    </style:style>
    <style:style style:name="P798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799" style:parent-style-name="Listenabsatz" style:family="paragraph"/>
    <style:style style:name="T800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801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802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803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P804" style:parent-style-name="Überschrift2" style:family="paragraph">
      <style:text-properties fo:language="en" fo:country="US"/>
    </style:style>
    <style:style style:name="P805" style:parent-style-name="Standard" style:family="paragraph">
      <style:paragraph-properties fo:break-before="page"/>
      <style:text-properties style:font-name="Arial" fo:font-weight="bold" style:font-weight-asian="bold" fo:font-size="10pt" style:font-size-asian="10pt" style:font-size-complex="10pt"/>
    </style:style>
    <style:style style:name="P806" style:parent-style-name="Standard" style:family="paragraph">
      <style:text-properties style:font-name="Arial" fo:font-size="10pt" style:font-size-asian="10pt" style:font-size-complex="10pt"/>
    </style:style>
    <style:style style:name="P807" style:parent-style-name="Standard" style:family="paragraph">
      <style:text-properties style:font-name="Arial" fo:font-size="10pt" style:font-size-asian="10pt" style:font-size-complex="10pt"/>
    </style:style>
    <style:style style:name="P808" style:parent-style-name="Standard" style:family="paragraph">
      <style:text-properties style:font-name="Arial" fo:font-size="10pt" style:font-size-asian="10pt" style:font-size-complex="10pt"/>
    </style:style>
    <style:style style:name="P809" style:parent-style-name="Standard" style:family="paragraph">
      <style:text-properties style:font-name="Arial" fo:font-size="10pt" style:font-size-asian="10pt" style:font-size-complex="10pt"/>
    </style:style>
    <style:style style:name="P810" style:parent-style-name="Standard" style:family="paragraph">
      <style:text-properties style:font-name="Arial" fo:font-size="10pt" style:font-size-asian="10pt" style:font-size-complex="10pt"/>
    </style:style>
    <style:style style:name="P811" style:parent-style-name="Standard" style:family="paragraph">
      <style:text-properties style:font-name="Arial" fo:font-size="10pt" style:font-size-asian="10pt" style:font-size-complex="10pt"/>
    </style:style>
    <style:style style:name="P812" style:parent-style-name="Standard" style:family="paragraph">
      <style:text-properties style:font-name="Arial" fo:font-size="10pt" style:font-size-asian="10pt" style:font-size-complex="10pt"/>
    </style:style>
    <style:style style:name="P813" style:parent-style-name="Standard" style:family="paragraph">
      <style:text-properties style:font-name="Arial" fo:font-size="10pt" style:font-size-asian="10pt" style:font-size-complex="10pt"/>
    </style:style>
    <style:style style:name="P814" style:parent-style-name="Standard" style:family="paragraph">
      <style:text-properties style:font-name="Arial" fo:font-size="10pt" style:font-size-asian="10pt" style:font-size-complex="10pt"/>
    </style:style>
    <style:style style:name="P815" style:parent-style-name="Standard" style:family="paragraph">
      <style:text-properties style:font-name="Arial" fo:font-size="10pt" style:font-size-asian="10pt" style:font-size-complex="10pt"/>
    </style:style>
    <style:style style:name="T816" style:parent-style-name="Absatz-Standardschriftart" style:family="text">
      <style:text-properties style:font-name="Arial" fo:font-size="10pt" style:font-size-asian="10pt" style:font-size-complex="10pt"/>
    </style:style>
  </office:automatic-styles>
  <office:body>
    <office:text text:use-soft-page-breaks="true">
      <text:h text:style-name="P1" text:outline-level="1">Day 1 #frontenddeveloperlove #frontendlove #FrontendDeveloperLover</text:h>
      <text:p text:style-name="P2"/>
      <text:h text:style-name="P3" text:outline-level="2">Sarah Drasner – Animating Vue.js</text:h>
      <text:p text:style-name="P4"/>
      <text:list text:style-name="LFO1" text:continue-numbering="true">
        <text:list-item>
          <text:p text:style-name="P5">She was talking about the importance of Transitions (Animations) for UX.</text:p>
        </text:list-item>
        <text:list-item>
          <text:p text:style-name="P6">Animation<text:s/>is important. <text:s/>Life is not Boolean it has transitions. <text:s/>Things don’t just appear.</text:p>
        </text:list-item>
        <text:list-item>
          <text:p text:style-name="P7">Timing is important → annoying timed banner popup (google will penalize it)</text:p>
        </text:list-item>
      </text:list>
      <text:p text:style-name="P8"/>
      <text:p text:style-name="P9">Morphing</text:p>
      <text:p text:style-name="P10"/>
      <text:p text:style-name="P11">VUE:</text:p>
      <text:p text:style-name="Standard"><text:span text:style-name="T12">&lt;transition&gt;</text:span></text:p>
      <text:p text:style-name="P13">watchers</text:p>
      <text:p text:style-name="P14">custom directives</text:p>
      <text:p text:style-name="P15">Nuxt</text:p>
      <text:p text:style-name="P16"/>
      <text:p text:style-name="P17">In order to keep you productive vue<text:s/>offers many things:<text:line-break/>directives stolen from angular</text:p>
      <text:p text:style-name="P18"/>
      <text:list text:style-name="LFO2" text:continue-numbering="true">
        <text:list-item>
          <text:p text:style-name="P19">&lt;transition&gt;<text:s/></text:p>
          <text:list text:continue-numbering="true">
            <text:list-item>
              <text:p text:style-name="P20">good for the component</text:p>
            </text:list-item>
            <text:list-item>
              <text:p text:style-name="P21"><text:span text:style-name="T22">but when you want to animate background use <text:s/></text:span><text:span text:style-name="T23">style binding</text:span></text:p>
            </text:list-item>
          </text:list>
        </text:list-item>
        <text:list-item>
          <text:p text:style-name="P24">transition-mode:<text:s/></text:p>
          <text:list text:continue-numbering="true">
            <text:list-item>
              <text:p text:style-name="P25">when one things enters the dom waits for it and then you can animate it</text:p>
            </text:list-item>
            <text:list-item>
              <text:p text:style-name="P26">in-out</text:p>
            </text:list-item>
            <text:list-item>
              <text:p text:style-name="P27">out-in (9<text:s/>out of 10 you gonna use this, start with this one)</text:p>
            </text:list-item>
          </text:list>
        </text:list-item>
        <text:list-item>
          <text:p text:style-name="P28">CSS Animations, still transition component but active classes</text:p>
        </text:list-item>
        <text:list-item>
          <text:p text:style-name="P29">Javascript (tween.max)</text:p>
          <text:list text:continue-numbering="true">
            <text:list-item>
              <text:p text:style-name="P30">@enter=“enterEl“ @before-enter=““</text:p>
            </text:list-item>
          </text:list>
        </text:list-item>
        <text:list-item>
          <text:p text:style-name="P31">&lt;TransitionGroup&gt;<text:s/></text:p>
          <text:list text:continue-numbering="true">
            <text:list-item>
              <text:p text:style-name="P32"><text:span text:style-name="T33">Component <text:s/>you get FLIP for free</text:span></text:p>
              <text:list text:continue-numbering="true">
                <text:list-item>
                  <text:p text:style-name="P34"><text:a xlink:href="https://aerotwist.com/blog/flip-your-animations/" office:target-frame-name="_top" xlink:show="replace"><text:span text:style-name="T35">FLIP</text:span></text:a><text:span text:style-name="T36">:</text:span><text:span text:style-name="T37"><text:s text:c="2"/>FLIP stands for<text:s/></text:span><text:span text:style-name="T38">F</text:span><text:span text:style-name="T39">irst,<text:s/></text:span><text:span text:style-name="T40">L</text:span><text:span text:style-name="T41">ast,<text:s/></text:span><text:span text:style-name="T42">I</text:span><text:span text:style-name="T43">nvert,<text:s/></text:span><text:span text:style-name="T44">P</text:span><text:span text:style-name="T45">lay.</text:span><text:span text:style-name="T46"><text:line-break/></text:span><text:span text:style-name="T47">is essentially a principle, and not a framework or a library. It is a way of thinking about animations, and attempting to keep them as cheap as possible for the browser<text:s/></text:span><text:span text:style-name="T48">which, all being well, should translate over to 60fps animations.</text:span></text:p>
                </text:list-item>
              </text:list>
            </text:list-item>
            <text:list-item>
              <text:p text:style-name="P49">for sorting and fliping data animation card sorting</text:p>
            </text:list-item>
          </text:list>
        </text:list-item>
        <text:list-item>
          <text:p text:style-name="P50">Leverage Reactivity for Transitions</text:p>
          <text:list text:continue-numbering="true">
            <text:list-item>
              <text:p text:style-name="P51">With Watchers: you can hook into changes</text:p>
            </text:list-item>
          </text:list>
        </text:list-item>
      </text:list>
      <text:p text:style-name="P52"/>
      <text:p text:style-name="P53">What is Reactive programming (RXJS, is just one application)</text:p>
      <text:p text:style-name="P54">is pogramming with asyncrounous data streams</text:p>
      <text:p text:style-name="P55">stream „sequence of ongoing events ordered in time that offer some hooks with which to observe it“</text:p>
      <text:p text:style-name="P56"/>
      <text:p text:style-name="P57">angularjs: dirty checking</text:p>
      <text:p text:style-name="P58">angular2: reactive streams</text:p>
      <text:p text:style-name="P59">vuejs: uses getters setters</text:p>
      <text:p text:style-name="P60">react: uses a pull approach</text:p>
      <text:p text:style-name="P61"/>
      <text:p text:style-name="P62">uses TweenMax</text:p>
      <text:p text:style-name="P63">with vue.js got rid of moment.js</text:p>
      <text:p text:style-name="P64"/>
      <text:p text:style-name="Standard"><text:span text:style-name="T65">Great with SVG<text:s/></text:span><text:span text:style-name="T66"><text:line-break/></text:span><text:span text:style-name="T67">SVG ANIMATION and VUE.js works great with each other</text:span></text:p>
      <text:p text:style-name="P68">Coordination Transitions VUEX</text:p>
      <text:p text:style-name="P69"/>
      <text:p text:style-name="P70">State Driven Animation</text:p>
      <text:list text:style-name="LFO3" text:continue-numbering="true">
        <text:list-item>
          <text:p text:style-name="P71">With lifecycle hooks “mounted, destroyed,…”</text:p>
        </text:list-item>
        <text:list-item>
          <text:p text:style-name="P72">Sarah often uses “mounted”, because then<text:s/>you know that the elements are there.</text:p>
        </text:list-item>
      </text:list>
      <text:p text:style-name="P73"/>
      <text:p text:style-name="P74">Custom Directives</text:p>
      <text:p text:style-name="Standard"><text:span text:style-name="T75">&lt;p<text:s/></text:span><text:span text:style-name="T76">v-tack</text:span><text:span text:style-name="T77">=““&gt;</text:span></text:p>
      <text:p text:style-name="P78"/>
      <text:p text:style-name="Standard"><text:span text:style-name="T79">Vue.component for “</text:span><text:span text:style-name="T80">scrolling telling</text:span><text:span text:style-name="T81">”</text:span></text:p>
      <text:p text:style-name="P82"/>
      <text:p text:style-name="P83">Nuxt rendering for Server Side Rendering</text:p>
      <text:p text:style-name="P84">vue init nuxt…</text:p>
      <text:p text:style-name="P85">you still have transiton hooks <text:s/>and also javascript hooks</text:p>
      <text:p text:style-name="P86"/>
      <text:p text:style-name="P87">Reduce COGNITIVE LOAD</text:p>
      <text:p text:style-name="P88"/>
      <text:p text:style-name="P89">FAZIT:</text:p>
      <text:list text:style-name="LFO4" text:continue-numbering="true">
        <text:list-item>
          <text:p text:style-name="P90">Interessant<text:s/></text:p>
        </text:list-item>
        <text:list-item>
          <text:p text:style-name="P91">Guter Überblick über Animationen und Möglichkeiten,<text:s/></text:p>
        </text:list-item>
        <text:list-item>
          <text:p text:style-name="P92"><text:span text:style-name="T93">mit Code Beispielen und Demos</text:span></text:p>
        </text:list-item>
        <text:list-item>
          <text:p text:style-name="P94">SVG und VUE Super Combi</text:p>
        </text:list-item>
        <text:list-item>
          <text:p text:style-name="P95">NEU: TweenMax, Flip, “Scrolling Telling”, RXJS</text:p>
        </text:list-item>
      </text:list>
      <text:p text:style-name="P96"/>
      <text:h text:style-name="P97" text:outline-level="2">2. MICHEL WESTRATE – REACT</text:h>
      <text:p text:style-name="P98"/>
      <text:p text:style-name="P99">“React in general is not just a framework for UI but for the<text:s/>mind”</text:p>
      <text:p text:style-name="P100"/>
      <text:p text:style-name="P101">What is React? A library for building user interfaces</text:p>
      <text:p text:style-name="P102"/>
      <text:p text:style-name="P103">What is NOT in this definition HTML, JSX</text:p>
      <text:p text:style-name="P104"/>
      <text:p text:style-name="P105">Why 2 dependencies <text:s/>in package.js:<text:s/></text:p>
      <text:list text:style-name="LFO5" text:continue-numbering="true">
        <text:list-item>
          <text:p text:style-name="P106">react<text:s/></text:p>
        </text:list-item>
        <text:list-item>
          <text:p text:style-name="P107">react-dom<text:s/></text:p>
        </text:list-item>
      </text:list>
      <text:p text:style-name="P108"/>
      <text:p text:style-name="P109">So is “jsx” just another templating engine?<text:s/><text:line-break/>Yes... but no it isnt</text:p>
      <text:p text:style-name="P110"/>
      <text:p text:style-name="P111">So just shortcut for<text:s/><text:line-break/>“React.createElement”?</text:p>
      <text:p text:style-name="P112"/>
      <text:p text:style-name="P113">A component is just a function….<text:s/></text:p>
      <text:p text:style-name="Standard"><text:span text:style-name="T114">Like App()… it just creates an<text:s/></text:span><text:span text:style-name="T115">object tree</text:span><text:span text:style-name="T116">.</text:span></text:p>
      <text:p text:style-name="P117"/>
      <text:p text:style-name="P118">Props : {</text:p>
      <text:p text:style-name="P119"><text:tab/>children : {</text:p>
      <text:p text:style-name="P120">[ type : „img“]}</text:p>
      <text:p text:style-name="P121">}</text:p>
      <text:p text:style-name="Standard"><text:span text:style-name="T122">}</text:span><text:span text:style-name="T123"><text:line-break/></text:span></text:p>
      <text:p text:style-name="P124">Render(Compontent, Props) → built-in? Yes update Dom<text:line-break/>no →</text:p>
      <text:p text:style-name="P125"/>
      <text:p text:style-name="P126">As it is just javascript you can use any javascript in<text:s/>JSX. &lt;ul&gt;{title.whahteverFunction}&lt;/ul&gt;</text:p>
      <text:p text:style-name="P127"/>
      <text:p text:style-name="P128">So what?</text:p>
      <text:p text:style-name="P129"/>
      <text:p text:style-name="P130">“You can use react for any kind for user interface!”</text:p>
      <text:p text:style-name="P131"/>
      <text:list text:style-name="LFO6" text:continue-numbering="true">
        <text:list-item>
          <text:p text:style-name="P132"><text:span text:style-name="T133">There is<text:s/></text:span><text:span text:style-name="T134">REACT-NATIVE:<text:s/></text:span><text:span text:style-name="T135">Instead of DOM it renders components for native applications: desktop, mobile,…</text:span></text:p>
          <text:list text:continue-numbering="true">
            <text:list-item>
              <text:p text:style-name="P136">With React Native, you don't build a "mobile<text:s/>web app", an "HTML5 app", or a "hybrid app" that uses context of a “WebView and are subject to the browser's API”, you render real native code</text:p>
            </text:list-item>
          </text:list>
        </text:list-item>
        <text:list-item>
          <text:p text:style-name="P137">You can even render the tree to PDF<text:s/></text:p>
        </text:list-item>
        <text:list-item>
          <text:p text:style-name="P138">or SETTOP-Boxes for TV,…<text:s/></text:p>
        </text:list-item>
        <text:list-item>
          <text:p text:style-name="P139">you can render SOUND (midi)</text:p>
        </text:list-item>
        <text:list-item>
          <text:p text:style-name="P140">You can render data to<text:s/>whatever</text:p>
        </text:list-item>
      </text:list>
      <text:p text:style-name="P141"/>
      <text:p text:style-name="P142"/>
      <text:list text:style-name="LFO6" text:continue-numbering="true">
        <text:list-item>
          <text:p text:style-name="P143">That’s why there are 2 components.</text:p>
        </text:list-item>
        <text:list-item>
          <text:p text:style-name="P144">Very powerful paradigm</text:p>
        </text:list-item>
        <text:list-item>
          <text:p text:style-name="P145">React does not provide<text:s/></text:p>
          <text:list text:continue-numbering="true">
            <text:list-item>
              <text:p text:style-name="P146">css out of the box</text:p>
            </text:list-item>
            <text:list-item>
              <text:p text:style-name="P147">routing out of the box,…</text:p>
            </text:list-item>
            <text:list-item>
              <text:p text:style-name="P148">leads to javascript fatigue…<text:s/></text:p>
            </text:list-item>
            <text:list-item>
              <text:p text:style-name="P149">but also good for competition.</text:p>
              <text:list text:continue-numbering="true">
                <text:list-item>
                  <text:p text:style-name="P150">E.g. You can use many libraries for state-management...but what should I pick?</text:p>
                </text:list-item>
                <text:list-item>
                  <text:p text:style-name="P151">If there is less competition there is less innovation.</text:p>
                </text:list-item>
              </text:list>
            </text:list-item>
          </text:list>
        </text:list-item>
      </text:list>
      <text:p text:style-name="P152"/>
      <text:p text:style-name="Standard"><text:span text:style-name="T153">SPECULATIVE in FUTURE:</text:span><text:span text:style-name="T154"><text:line-break/></text:span><text:span text:style-name="T155">React guys are experimenting with „Async Rendering“:</text:span></text:p>
      <text:soft-page-break/>
      <text:list text:style-name="LFO7" text:continue-numbering="true">
        <text:list-item>
          <text:p text:style-name="P156">When user clicks and an expensive computation is happening the user interface becomes unresponsive.<text:s/></text:p>
        </text:list-item>
        <text:list-item>
          <text:p text:style-name="P157">So rendering should not be done in one big pack but split up in smaller junks.<text:s/></text:p>
        </text:list-item>
        <text:list-item>
          <text:p text:style-name="P158">And between you can catch events. So you can make javascript really responsive even on low-end devices.</text:p>
        </text:list-item>
      </text:list>
      <text:p text:style-name="P159">FAZIT:</text:p>
      <text:list text:style-name="LFO8" text:continue-numbering="true">
        <text:list-item>
          <text:p text:style-name="P160">Genereller Talk über react</text:p>
        </text:list-item>
        <text:list-item>
          <text:p text:style-name="P161">Am Anfang viel Code<text:s/></text:p>
        </text:list-item>
        <text:list-item>
          <text:p text:style-name="P162">Aber dann mit „Aha“ Effekt mit react-dom-dependency und „tree“.<text:s/></text:p>
        </text:list-item>
        <text:list-item>
          <text:p text:style-name="P163">Im Endeffekt sehr lehrreich.</text:p>
        </text:list-item>
        <text:list-item>
          <text:p text:style-name="P164">NEU: “react-native”, “jsx under the hood”</text:p>
        </text:list-item>
      </text:list>
      <text:p text:style-name="P165"/>
      <text:h text:style-name="P166" text:outline-level="2">SIMONA COTIN – BUILD PROGRESSIVE WEB APPS WITH ANGULAR</text:h>
      <text:p text:style-name="P167"/>
      <text:p text:style-name="P168">PWA – Progressive Web Apps</text:p>
      <text:list text:style-name="LFO9" text:continue-numbering="true">
        <text:list-item>
          <text:p text:style-name="P169">They are web applications<text:s/>that are regular web pages</text:p>
        </text:list-item>
        <text:list-item>
          <text:p text:style-name="P170">They represent an enhancement in the user experience.</text:p>
        </text:list-item>
        <text:list-item>
          <text:p text:style-name="P171">Should be responsive</text:p>
        </text:list-item>
        <text:list-item>
          <text:p text:style-name="P172">Enable „add this to your homescreen“</text:p>
        </text:list-item>
        <text:list-item>
          <text:p text:style-name="P173">should work when you are offline or when the connection is bad.</text:p>
        </text:list-item>
        <text:list-item>
          <text:p text:style-name="P174">APP-like fullscreen</text:p>
        </text:list-item>
        <text:list-item>
          <text:p text:style-name="P175">Fresh „there should be a update<text:s/>in the background“</text:p>
        </text:list-item>
        <text:list-item>
          <text:p text:style-name="P176">Safe</text:p>
        </text:list-item>
        <text:list-item>
          <text:p text:style-name="P177">Search</text:p>
        </text:list-item>
        <text:list-item>
          <text:p text:style-name="P178">Reengagable</text:p>
        </text:list-item>
        <text:list-item>
          <text:p text:style-name="P179">Installable – my app should be able to show it.</text:p>
        </text:list-item>
        <text:list-item>
          <text:p text:style-name="P180">Linkable – you have a link to my app</text:p>
        </text:list-item>
      </text:list>
      <text:p text:style-name="P181"/>
      <text:p text:style-name="P182">HOW?</text:p>
      <text:p text:style-name="P183">1) Service Worker <text:s/>that serves data when offline</text:p>
      <text:p text:style-name="P184">2) Web manifest</text:p>
      <text:p text:style-name="P185">3) everything under https</text:p>
      <text:p text:style-name="P186"/>
      <text:p text:style-name="Standard"><text:span text:style-name="T187">Services workers:</text:span><text:span text:style-name="T188"><text:line-break/></text:span><text:span text:style-name="T189">Proxys that<text:s/></text:span><text:span text:style-name="T190">sit between webpage and the network</text:span></text:p>
      <text:p text:style-name="P191"/>
      <text:p text:style-name="Standard"><text:span text:style-name="T192">Webpage</text:span><text:span text:style-name="T193"><text:s/></text:span><text:span text:style-name="T194"></text:span><text:span text:style-name="T195"><text:s/></text:span><text:span text:style-name="T196">Service Workers</text:span><text:span text:style-name="T197"><text:s text:c="3"/></text:span><text:span text:style-name="T198"></text:span><text:span text:style-name="T199"><text:s/></text:span><text:span text:style-name="T200">Backend</text:span></text:p>
      <text:p text:style-name="Standard"><text:span text:style-name="T201"><text:tab/></text:span><text:span text:style-name="T202"><text:tab/></text:span><text:span text:style-name="T203">CACHE</text:span></text:p>
      <text:p text:style-name="P204"/>
      <text:p text:style-name="P205"/>
      <text:p text:style-name="P206"/>
      <text:p text:style-name="P207">ww have 2 domains:</text:p>
      <text:p text:style-name="P208">scope where it has control</text:p>
      <text:p text:style-name="P209"><text:tab/>Default ./</text:p>
      <text:p text:style-name="P210"><text:tab/>is completly seperated from scope of appication, you cannot chnage dom or something</text:p>
      <text:p text:style-name="P211"/>
      <text:p text:style-name="Standard"><text:span text:style-name="T212">Lifecyle:</text:span></text:p>
      <text:p text:style-name="Standard"><text:span text:style-name="T213"><text:tab/></text:span><text:span text:style-name="T214">Installing<text:s/></text:span><text:span text:style-name="T215">→ <text:s/></text:span><text:span text:style-name="T216">Activated</text:span><text:span text:style-name="T217"><text:s/>→<text:s/></text:span><text:span text:style-name="T218">Idle<text:s/></text:span><text:span text:style-name="T219">→<text:s/></text:span><text:span text:style-name="T220">fetch events /message</text:span></text:p>
      <text:p text:style-name="P221">addEventListener(„install“, )</text:p>
      <text:p text:style-name="P222">addEventListener(„active“, )</text:p>
      <text:p text:style-name="P223"/>
      <text:p text:style-name="P224">SUPPORT:</text:p>
      <text:list text:style-name="LFO10" text:continue-numbering="true">
        <text:list-item>
          <text:p text:style-name="P225">supported in FF and Chrome</text:p>
        </text:list-item>
        <text:list-item>
          <text:p text:style-name="P226">kommt bald zum Edge</text:p>
        </text:list-item>
      </text:list>
      <text:p text:style-name="P227"/>
      <text:p text:style-name="P228">PROPERTIES:</text:p>
      <text:p text:style-name="P229">„Connectivity independent“<text:s/></text:p>
      <text:p text:style-name="P230">„FRESH“</text:p>
      <text:p text:style-name="P231">„DISCOVERABLE“</text:p>
      <text:p text:style-name="P232"/>
      <text:p text:style-name="P233">Manifest</text:p>
      <text:list text:style-name="LFO11" text:continue-numbering="true">
        <text:list-item>
          <text:p text:style-name="P234">provides info about<text:s/>author title description, icon link, display <text:s/>: standalone</text:p>
        </text:list-item>
        <text:list-item>
          <text:p text:style-name="P235">you can attach analytics, you can check how many have installed it at homescreen…</text:p>
        </text:list-item>
      </text:list>
      <text:p text:style-name="P236"/>
      <text:p text:style-name="P237"/>
      <text:p text:style-name="P238">So what about ANGULAR?</text:p>
      <text:p text:style-name="P239">Create service workers using the angular cli</text:p>
      <text:p text:style-name="P240"/>
      <text:list text:style-name="LFO12" text:continue-numbering="true">
        <text:list-item>
          <text:p text:style-name="P241">C:\ng new dreamapp --service-worker</text:p>
        </text:list-item>
        <text:list-item>
          <text:p text:style-name="P242"><text:span text:style-name="T243">in<text:s/></text:span><text:span text:style-name="T244">chrome you can make Audits to check the progressiveness, it does:</text:span></text:p>
          <text:list text:continue-numbering="true">
            <text:list-item>
              <text:p text:style-name="P245"><text:s/>add no-js text, „javascript needs to be enabled“</text:p>
            </text:list-item>
            <text:list-item>
              <text:p text:style-name="P246"><text:s/>do redirect HTTP to HTTPS</text:p>
            </text:list-item>
            <text:list-item>
              <text:p text:style-name="P247">add Manifest with e.g.: pwabuilder.com/generator</text:p>
            </text:list-item>
            <text:list-item>
              <text:p text:style-name="P248">meta-tag with theme-color</text:p>
            </text:list-item>
          </text:list>
        </text:list-item>
      </text:list>
      <text:p text:style-name="P249"/>
      <text:p text:style-name="P250">What if you have already an Angular<text:s/>app?</text:p>
      <text:p text:style-name="P251"/>
      <text:list text:style-name="LFO13" text:continue-numbering="true">
        <text:list-item>
          <text:p text:style-name="P252">Add service worker package</text:p>
        </text:list-item>
        <text:list-item>
          <text:p text:style-name="P253">Enable service worker build support int the cli</text:p>
        </text:list-item>
        <text:list-item>
          <text:p text:style-name="P254">import and register</text:p>
        </text:list-item>
      </text:list>
      <text:p text:style-name="P255"/>
      <text:p text:style-name="P256">TOOLS</text:p>
      <text:list text:style-name="LFO14" text:continue-numbering="true">
        <text:list-item>
          <text:p text:style-name="P257"><text:span text:style-name="T258">Lighthouse</text:span><text:span text:style-name="T259"><text:s/>in chrome devTools github</text:span></text:p>
        </text:list-item>
        <text:list-item>
          <text:p text:style-name="P260">PWAbuilder.com/generator</text:p>
        </text:list-item>
        <text:list-item>
          <text:p text:style-name="P261">Workbox Github offline analytics, lifecycle yourself when not using angular package</text:p>
        </text:list-item>
        <text:list-item>
          <text:p text:style-name="P262">HNPWA, hacker news PWA, set of projects that show you best practices</text:p>
        </text:list-item>
        <text:list-item>
          <text:p text:style-name="P263">Angular CI</text:p>
        </text:list-item>
        <text:list-item>
          <text:p text:style-name="P264">CREATE-REACT-CLI</text:p>
        </text:list-item>
        <text:list-item>
          <text:p text:style-name="P265">VUE-CLI</text:p>
        </text:list-item>
      </text:list>
      <text:p text:style-name="P266"/>
      <text:p text:style-name="P267">Case Studies:</text:p>
      <text:list text:style-name="LFO15" text:continue-numbering="true">
        <text:list-item>
          <text:p text:style-name="P268">Pinterest</text:p>
        </text:list-item>
        <text:list-item>
          <text:p text:style-name="P269">Flipkart (conversion rates improvements)</text:p>
        </text:list-item>
      </text:list>
      <text:p text:style-name="P270"/>
      <text:p text:style-name="P271"/>
      <text:p text:style-name="P272">FAZIT:</text:p>
      <text:list text:style-name="LFO16" text:continue-numbering="true">
        <text:list-item>
          <text:p text:style-name="P273">Sehr interessant, weil direkte Einsatzmöglichkeit für ZenoCAD.<text:s/></text:p>
        </text:list-item>
        <text:list-item>
          <text:p text:style-name="P274">Offline<text:s/>Betrieb<text:s/></text:p>
        </text:list-item>
        <text:list-item>
          <text:p text:style-name="P275">Installation Möglichkeit,<text:s/></text:p>
        </text:list-item>
        <text:list-item>
          <text:p text:style-name="P276">Trotzdem Tracking Möglichkeit, und<text:s/></text:p>
        </text:list-item>
        <text:list-item>
          <text:p text:style-name="P277">update Möglichkeit</text:p>
        </text:list-item>
        <text:list-item>
          <text:p text:style-name="P278">Neu: komplette PWA-Thema, <text:s/>WebWorker</text:p>
        </text:list-item>
        <text:list-item>
          <text:p text:style-name="P279"><text:a xlink:href="https://pwa.rocks/" office:target-frame-name="_top" xlink:show="replace"><text:span text:style-name="T280">https://pwa.rocks/</text:span></text:a></text:p>
        </text:list-item>
      </text:list>
      <text:p text:style-name="P281"/>
      <text:p text:style-name="P282"/>
      <text:p text:style-name="P283">Mit Progressive Web App (PWA) lassen sich Web-Applikationen entwickeln,<text:s/>die den Charakter einer nativen, "echten" App besitzen. Die Anwendungen laden schnell, sind installierbar und offline-fähig. Und das Alles ohne die Verteilung über einen Store.</text:p>
      <text:p text:style-name="P284"/>
      <text:h text:style-name="P285" text:outline-level="2">LUCA MEZZALIRA – MOB X STATE TREE + REACT PURE REACTIVITY SERVED</text:h>
      <text:p text:style-name="P286"/>
      <text:p text:style-name="P287">Topics:</text:p>
      <text:list text:style-name="LFO17" text:continue-numbering="true">
        <text:list-item>
          <text:p text:style-name="P288">MobX in a nutshell</text:p>
        </text:list-item>
        <text:list-item>
          <text:p text:style-name="P289">MobX State Tree</text:p>
        </text:list-item>
        <text:list-item>
          <text:p text:style-name="P290">MobX State Tree + React Example</text:p>
        </text:list-item>
      </text:list>
      <text:p text:style-name="P291"/>
      <text:p text:style-name="P292">Framework for State Management similar to Redux, but it is Reactive.</text:p>
      <text:p text:style-name="P293"/>
      <text:p text:style-name="P294">„A reactive state management system“</text:p>
      <text:p text:style-name="P295">Anything that can be derived from the application state should be derived<text:s/>AUTOMATICALLY.</text:p>
      <text:p text:style-name="P296"/>
      <text:p text:style-name="P297">“It’s a Frameworks to improve your code quality.”</text:p>
      <text:p text:style-name="P298"/>
      <text:p text:style-name="P299">5 key concepts</text:p>
      <text:list text:style-name="LFO18" text:continue-numbering="true">
        <text:list-item>
          <text:p text:style-name="P300"><text:span text:style-name="T301">Observables react to any change</text:span><text:span text:style-name="T302">. Observer is the „Producer“ and <text:s/>there are “Consumers”.</text:span></text:p>
        </text:list-item>
        <text:list-item>
          <text:p text:style-name="P303"><text:span text:style-name="T304">Computed values</text:span><text:span text:style-name="T305"><text:s/>are pure functions used for deriving complex values from application<text:s/></text:span><text:span text:style-name="T306">state</text:span></text:p>
        </text:list-item>
        <text:list-item>
          <text:p text:style-name="P307">Reactions</text:p>
        </text:list-item>
        <text:list-item>
          <text:p text:style-name="P308">Actions called by the view to update state</text:p>
        </text:list-item>
      </text:list>
      <text:p text:style-name="P309"/>
      <text:p text:style-name="P310">var counterState = observable({</text:p>
      <text:p text:style-name="P311"><text:s/><text:tab/>value: 0,</text:p>
      <text:p text:style-name="P312">inc: function() {<text:line-break/>counterstate.value++;</text:p>
      <text:p text:style-name="P313">],</text:p>
      <text:p text:style-name="P314">dec: function(){<text:line-break/>counterstate.value--;<text:line-break/>}</text:p>
      <text:p text:style-name="P315">})<text:line-break/><text:line-break/>@observer()</text:p>
      <text:p text:style-name="P316"/>
      <text:p text:style-name="P317"/>
      <text:p text:style-name="P318">UI → ACTION → APP STATE → Computed Value and Reactions</text:p>
      <text:p text:style-name="P319"/>
      <text:p text:style-name="Standard"><text:span text:style-name="T320">Opinionated</text:span><text:span text:style-name="T321">: forces you to think about your app the MobX way,</text:span></text:p>
      <text:p text:style-name="P322"/>
      <text:p text:style-name="P323">“Frameworks that allow you freedom, is dangerous. MobX enforce good practices.”</text:p>
      <text:p text:style-name="P324"/>
      <text:p text:style-name="P325">MobX STATE TREE</text:p>
      <text:list text:style-name="LFO19" text:continue-numbering="true">
        <text:list-item>
          <text:p text:style-name="P326">An opinionated state management system</text:p>
        </text:list-item>
        <text:list-item>
          <text:p text:style-name="P327">Any store has a lifecycle hook</text:p>
        </text:list-item>
        <text:list-item>
          <text:p text:style-name="P328">starting point for<text:s/>reactive programming</text:p>
        </text:list-item>
        <text:list-item>
          <text:p text:style-name="P329">Type system checked at runtime</text:p>
        </text:list-item>
        <text:list-item>
          <text:p text:style-name="P330">Immutable/ mutable tree with snapshots behind the tree it creates undo /redo easy</text:p>
        </text:list-item>
      </text:list>
      <text:p text:style-name="P331"/>
      <text:p text:style-name="P332">CAVEATS:</text:p>
      <text:list text:style-name="LFO20" text:continue-numbering="true">
        <text:list-item>
          <text:p text:style-name="P333">a node can exist only once in a tree</text:p>
        </text:list-item>
        <text:list-item>
          <text:p text:style-name="P334">any node in a tree is a tree itself</text:p>
        </text:list-item>
        <text:list-item>
          <text:p text:style-name="P335">all leaves in the tree must be serializable</text:p>
        </text:list-item>
        <text:list-item>
          <text:p text:style-name="P336">every change to model correspond to a snapshot and a patch</text:p>
        </text:list-item>
        <text:list-item>
          <text:p text:style-name="P337">you can have multiple stores per application:</text:p>
        </text:list-item>
      </text:list>
      <text:p text:style-name="P338"/>
      <text:p text:style-name="P339">PhotoGalleryStore.js</text:p>
      <text:p text:style-name="P340">SearchStore.js</text:p>
      <text:p text:style-name="P341">SelectedPicturesStore.js</text:p>
      <text:p text:style-name="P342">Stores.js</text:p>
      <text:p text:style-name="P343"/>
      <text:p text:style-name="P344">Code Example</text:p>
      <text:p text:style-name="Standard"><text:a xlink:href="http://bit.ly/2gi4ceB" office:target-frame-name="_top" xlink:show="replace"><text:span text:style-name="T345">http://bit.ly/2gi4ceB</text:span></text:a></text:p>
      <text:p text:style-name="P346"/>
      <text:p text:style-name="P347"><text:s/></text:p>
      <text:h text:style-name="P348" text:outline-level="2">ALEXANDRE &amp; SEBASTIEN CHOPIN - VUE SIMPLE YET SCALABLE</text:h>
      <text:p text:style-name="P349"/>
      <text:p text:style-name="Standard"><text:span text:style-name="T350">SLIDES</text:span><text:span text:style-name="T351"><text:line-break/></text:span><text:a xlink:href="http://slides.com/posva/vue-simple-yet-scalable#/" office:target-frame-name="_top" xlink:show="replace"><text:span text:style-name="T352">http://slides.com/posva/vue-simple-yet-scalable#/</text:span></text:a></text:p>
      <text:p text:style-name="P353"/>
      <text:p text:style-name="P354">jquery event driven maintain databinding, when chan</text:p>
      <text:p text:style-name="P355">vue data driven,<text:s/>dom is representation of your data.</text:p>
      <text:p text:style-name="P356">Jquery 30KB</text:p>
      <text:p text:style-name="P357">VUE 21 KB</text:p>
      <text:p text:style-name="P358"/>
      <text:p text:style-name="P359"/>
      <text:p text:style-name="P360">// to save it in localstorage when data has changed</text:p>
      <text:p text:style-name="P361">watch : {</text:p>
      <text:p text:style-name="P362">todos: {</text:p>
      <text:p text:style-name="P363"><text:tab/>deep: true,</text:p>
      <text:p text:style-name="P364"><text:tab/>handler: ‚saveTodo‘</text:p>
      <text:p text:style-name="P365">}</text:p>
      <text:p text:style-name="P366">}</text:p>
      <text:p text:style-name="P367"/>
      <text:p text:style-name="P368"/>
      <text:p text:style-name="P369">Vortrag war geteilt:</text:p>
      <text:list text:style-name="LFO21" text:continue-numbering="true">
        <text:list-item>
          <text:p text:style-name="P370">Erster Vortrag:</text:p>
        </text:list-item>
      </text:list>
      <text:p text:style-name="P371">Vue.js Basics und Code Beispiele wie man aus JQUERY Code nun in VUE.js macht</text:p>
      <text:list text:style-name="LFO21" text:continue-numbering="true">
        <text:list-item>
          <text:p text:style-name="P372">Zweiter Vortrag:</text:p>
        </text:list-item>
      </text:list>
      <text:p text:style-name="P373">Er hat live aus einer TODO-MVC jquery eine TODO-MVC in Vue.js gemacht</text:p>
      <text:p text:style-name="P374"/>
      <text:p text:style-name="P375"/>
      <text:p text:style-name="P376"/>
      <text:p text:style-name="P377"/>
      <text:p text:style-name="P378"><text:line-break/><text:line-break/><text:line-break/><text:line-break/><text:line-break/><text:line-break/><text:line-break/><text:line-break/></text:p>
      <text:p text:style-name="P379"/>
      <text:h text:style-name="P380" text:outline-level="2">MANFRED STEYER - Automating boring programming tasks with the angular cli and schematics</text:h>
      <text:p text:style-name="P381"/>
      <text:p text:style-name="P382">In order to setup a modern<text:s/>Javascript project manually you need to setup:</text:p>
      <text:list text:style-name="LFO21" text:continue-numbering="true">
        <text:list-item>
          <text:p text:style-name="P383">A Compiler</text:p>
        </text:list-item>
        <text:list-item>
          <text:p text:style-name="P384">A Package mangager</text:p>
        </text:list-item>
        <text:list-item>
          <text:p text:style-name="P385">build chain</text:p>
        </text:list-item>
        <text:list-item>
          <text:p text:style-name="P386">testing</text:p>
        </text:list-item>
        <text:list-item>
          <text:p text:style-name="P387">linting</text:p>
        </text:list-item>
      </text:list>
      <text:p text:style-name="P388"/>
      <text:p text:style-name="P389">Angular <text:s/>can do that automatically. Without that you get crazy, using the CLI</text:p>
      <text:p text:style-name="P390"/>
      <text:p text:style-name="P391">C:\&gt;ng new my-project</text:p>
      <text:p text:style-name="P392">C:\&gt;cd my-project</text:p>
      <text:p text:style-name="P393">C:\&gt;ng generate my:menu-component side-menu</text:p>
      <text:p text:style-name="P394"/>
      <text:p text:style-name="P395">You can create your own automated build stuff</text:p>
      <text:p text:style-name="P396"/>
      <text:p text:style-name="Standard"><text:span text:style-name="T397">Library called “</text:span><text:span text:style-name="T398">Schematics</text:span><text:span text:style-name="T399">” to scaffold building blocks:</text:span></text:p>
      <text:list text:style-name="LFO22" text:continue-numbering="true">
        <text:list-item>
          <text:p text:style-name="P400">allows to create own code generators too</text:p>
        </text:list-item>
        <text:list-item>
          <text:p text:style-name="P401">We can modify the way the CLI generates code</text:p>
        </text:list-item>
      </text:list>
      <text:p text:style-name="P402"/>
      <text:p text:style-name="Standard"><text:span text:style-name="T403">Since some versions, the Angular CLI uses a library</text:span><text:span text:style-name="T404"><text:s/>called<text:s/></text:span><text:span text:style-name="T405">Schematics</text:span><text:span text:style-name="T406"><text:s/>to scaffold building blocks like components or services. These code generators are called Schematics and can not only create new files but also modify existing ones.<text:s/></text:span></text:p>
      <text:p text:style-name="P407"/>
      <text:p text:style-name="P408">Schematics</text:p>
      <text:p text:style-name="P409"><text:tab/>scaffolding tools used by cli</text:p>
      <text:p text:style-name="P410"><text:tab/>schematics the whole project</text:p>
      <text:p text:style-name="P411"><text:tab/>schematic</text:p>
      <text:p text:style-name="P412"><text:tab/>collection of schematics</text:p>
      <text:p text:style-name="P413"/>
      <text:p text:style-name="Standard"><text:span text:style-name="T414">Tools:</text:span><text:span text:style-name="T415"><text:line-break/></text:span><text:span text:style-name="T416">NRWL ngrx5 <text:s/>schematics</text:span></text:p>
      <text:p text:style-name="P417"/>
      <text:p text:style-name="P418">Schematics for scaffolding code generators are atomic (like a db transactions)</text:p>
      <text:p text:style-name="P419">You can create a schematic with</text:p>
      <text:p text:style-name="P420"/>
      <text:p text:style-name="P421">For Scaffolding a new Project</text:p>
      <text:p text:style-name="P422"><text:line-break/>FAZIT:</text:p>
      <text:list text:style-name="LFO23" text:continue-numbering="true">
        <text:list-item>
          <text:p text:style-name="P423">Interessant es mal gehört zu<text:s/>haben,</text:p>
        </text:list-item>
        <text:list-item>
          <text:p text:style-name="P424">Aber Thema ist eher weit weg</text:p>
        </text:list-item>
      </text:list>
      <text:p text:style-name="P425"/>
      <text:p text:style-name="P426"/>
      <text:p text:style-name="P427"/>
      <text:p text:style-name="P428"><text:s/></text:p>
      <text:p text:style-name="P429"/>
      <text:h text:style-name="P430" text:outline-level="2">KITZE RISTOVSKI - THE EXCITING FUTURE OF REACT</text:h>
      <text:p text:style-name="P431"/>
      <text:p text:style-name="Standard"><text:a xlink:href="https://www.reactacademy.io/" office:target-frame-name="_top" xlink:show="replace"><text:span text:style-name="T432">https://www.reactacademy.io/</text:span></text:a></text:p>
      <text:p text:style-name="P433"/>
      <text:p text:style-name="P434">React 16</text:p>
      <text:p text:style-name="Standard"><text:span text:style-name="T435">v.014<text:s/></text:span><text:span text:style-name="T436"></text:span><text:span text:style-name="T437"><text:s/>v15</text:span></text:p>
      <text:p text:style-name="P438"/>
      <text:p text:style-name="Standard"><text:span text:style-name="T439">React Fiber</text:span><text:span text:style-name="T440">: <text:s/>the core react algorithm of React has been completely<text:s/></text:span><text:span text:style-name="T441">rewritten</text:span></text:p>
      <text:p text:style-name="P442">(experimental)</text:p>
      <text:p text:style-name="P443"/>
      <text:list text:style-name="LFO24" text:continue-numbering="true">
        <text:list-item>
          <text:p text:style-name="P444">Rendering multiple elements without a wrapper.<text:s/></text:p>
        </text:list-item>
      </text:list>
      <text:p text:style-name="P445">&lt;Fragment&gt;<text:s/></text:p>
      <text:p text:style-name="P446">&lt;li&gt;&lt;/li&gt;</text:p>
      <text:p text:style-name="P447"/>
      <text:list text:style-name="LFO24" text:continue-numbering="true">
        <text:list-item>
          <text:p text:style-name="P448">a compontent that renders a string</text:p>
        </text:list-item>
        <text:list-item>
          <text:p text:style-name="P449">Portals</text:p>
        </text:list-item>
        <text:list-item>
          <text:p text:style-name="P450">handle errors with componentDidCatch</text:p>
        </text:list-item>
      </text:list>
      <text:p text:style-name="P451">&lt;ErrorBoundary/&gt;</text:p>
      <text:list text:style-name="LFO25" text:continue-numbering="true">
        <text:list-item>
          <text:p text:style-name="P452">React Fiber performance improvements</text:p>
        </text:list-item>
        <text:list-item>
          <text:p text:style-name="P453">Context <text:s/>createContext()</text:p>
        </text:list-item>
      </text:list>
      <text:p text:style-name="P454"><text:tab/>Theme</text:p>
      <text:list text:style-name="LFO26" text:continue-numbering="true">
        <text:list-item>
          <text:p text:style-name="P455">getDerivedStateFromProps</text:p>
        </text:list-item>
        <text:list-item>
          <text:p text:style-name="P456">Deprecated in 16.:4</text:p>
        </text:list-item>
      </text:list>
      <text:p text:style-name="P457">componentWillMount</text:p>
      <text:list text:style-name="LFO26" text:continue-numbering="true">
        <text:list-item>
          <text:p text:style-name="P458"><text:span text:style-name="T459">new component api without classes</text:span></text:p>
        </text:list-item>
        <text:list-item>
          <text:p text:style-name="P460">unstable_createReturn ,<text:line-break/>unstable_createCall<text:s/></text:p>
        </text:list-item>
      </text:list>
      <text:p text:style-name="P461"/>
      <text:p text:style-name="Standard"><text:span text:style-name="T462"><text:line-break/></text:span><text:span text:style-name="T463">Fazit:</text:span></text:p>
      <text:p text:style-name="P464">Code<text:s/>Demo<text:s/>über<text:s/>Funktionen<text:s/>die eventuell eingefügt werden.</text:p>
      <text:p text:style-name="P465">Ziemlich lange über diese unstable<text:s/>Methoden. Sehr<text:s/>detailliert…</text:p>
      <text:p text:style-name="P466">War eher:<text:s/>„was<text:s/>könnte<text:s/>kommen“</text:p>
      <text:p text:style-name="P467"/>
      <text:p text:style-name="P468"/>
      <text:h text:style-name="P469" text:outline-level="2">EDUOARDO SAN MARTIN MOROTE - VUE, SIMPLE YET SCALABLE</text:h>
      <text:p text:style-name="P470"/>
      <text:p text:style-name="Standard"><text:span text:style-name="T471">Vue - the e</text:span><text:span text:style-name="T472">cosystem</text:span></text:p>
      <text:list text:style-name="LFO27" text:continue-numbering="true">
        <text:list-item>
          <text:p text:style-name="P473">vue-router</text:p>
        </text:list-item>
        <text:list-item>
          <text:p text:style-name="P474">vuex</text:p>
        </text:list-item>
        <text:list-item>
          <text:p text:style-name="P475">vue-devtools</text:p>
        </text:list-item>
        <text:list-item>
          <text:p text:style-name="P476">vetur - is a Vue.js plugin for Microsoft's Visual Studio Code)</text:p>
        </text:list-item>
        <text:list-item>
          <text:p text:style-name="P477">vue-test-utils</text:p>
        </text:list-item>
        <text:list-item>
          <text:p text:style-name="P478">vue-cli</text:p>
        </text:list-item>
      </text:list>
      <text:p text:style-name="P479"/>
      <text:p text:style-name="P480">All those<text:s/>libraries are official solutions.</text:p>
      <text:p text:style-name="P481">In vue the comunity is working on the officials libraries.</text:p>
      <text:p text:style-name="P482"/>
      <text:p text:style-name="P483">Vue:</text:p>
      <text:p text:style-name="P484">EASY and there is also the .vue format which is there for convenience</text:p>
      <text:p text:style-name="Standard"><text:span text:style-name="T485">VUE<text:s/></text:span><text:span text:style-name="T486">declarative</text:span><text:span text:style-name="T487"><text:s/>and<text:s/></text:span><text:span text:style-name="T488">reactive</text:span></text:p>
      <text:p text:style-name="P489"/>
      <text:p text:style-name="P490">GOOD Starting point:</text:p>
      <text:p text:style-name="P491">POI delightful web development by @egoist</text:p>
      <text:p text:style-name="P492">Hello world</text:p>
      <text:p text:style-name="P493"/>
      <text:p text:style-name="P494"/>
      <text:p text:style-name="P495">When do I need Routing?</text:p>
      <text:p text:style-name="Standard"><text:span text:style-name="T496">When big chunks of html toggled with<text:s/></text:span><text:span text:style-name="T497">v-if</text:span></text:p>
      <text:p text:style-name="P498"/>
      <text:p text:style-name="P499">Simple Routing (alternative to vue router)</text:p>
      <text:list text:style-name="LFO27" text:continue-numbering="true">
        <text:list-item>
          <text:p text:style-name="P500">Using dynamic components <text:s/>v-bind-is=“currentView“</text:p>
        </text:list-item>
        <text:list-item>
          <text:p text:style-name="P501">routing from scratch</text:p>
        </text:list-item>
      </text:list>
      <text:p text:style-name="P502"><text:tab/>SEE SLIDES FOR routing from scratch</text:p>
      <text:p text:style-name="P503"/>
      <text:p text:style-name="P504">Every single component is a vue instance</text:p>
      <text:p text:style-name="P505"/>
      <text:list text:style-name="LFO28" text:continue-numbering="true">
        <text:list-item>
          <text:p text:style-name="P506">migrating to vue-router</text:p>
        </text:list-item>
      </text:list>
      <text:p text:style-name="P507"><text:tab/>moving componet into vue files</text:p>
      <text:list text:style-name="LFO28" text:continue-numbering="true">
        <text:list-item>
          <text:p text:style-name="P508">creating a router instance</text:p>
        </text:list-item>
      </text:list>
      <text:p text:style-name="P509"><text:tab/>pass in array</text:p>
      <text:list text:style-name="LFO28" text:continue-numbering="true">
        <text:list-item>
          <text:p text:style-name="P510">inject the router into the root instance</text:p>
        </text:list-item>
      </text:list>
      <text:p text:style-name="P511">+ cleaner architecture</text:p>
      <text:p text:style-name="P512">+ navigation guards</text:p>
      <text:p text:style-name="P513">+ .</text:p>
      <text:p text:style-name="P514">When migration? As soon as possible! Very<text:s/>little overhead.</text:p>
      <text:p text:style-name="P515"/>
      <text:p text:style-name="P516">STATE MANAGEMENT</text:p>
      <text:list text:style-name="LFO28" text:continue-numbering="true">
        <text:list-item>
          <text:p text:style-name="P517">Harder to decide when to use</text:p>
        </text:list-item>
      </text:list>
      <text:p text:style-name="P518"/>
      <text:p text:style-name="P519">Why do we use Vuex?</text:p>
      <text:p text:style-name="P520">Because of the components.<text:s/></text:p>
      <text:p text:style-name="P521">In order for 2 separate components to talk to each other, you have to use props. That means you have to go up to parent. Actually to the first<text:s/>common parent node.</text:p>
      <text:p text:style-name="P522"/>
      <text:list text:style-name="LFO28" text:continue-numbering="true">
        <text:list-item>
          <text:p text:style-name="P523">No-vuex state management</text:p>
        </text:list-item>
      </text:list>
      <text:p text:style-name="P524">$root</text:p>
      <text:p text:style-name="P525">this.$root === vm</text:p>
      <text:p text:style-name="P526">this.$root.user = {name :“ whatever“}</text:p>
      <text:p text:style-name="P527"/>
      <text:list text:style-name="LFO28" text:continue-numbering="true">
        <text:list-item>
          <text:p text:style-name="P528">State Management Through SHARING</text:p>
        </text:list-item>
      </text:list>
      <text:p text:style-name="Standard"><text:span text:style-name="T529"><text:tab/></text:span><text:span text:style-name="T530">vmA = new Vue();</text:span></text:p>
      <text:p text:style-name="P531"><text:tab/>vmB = new Vue();</text:p>
      <text:p text:style-name="P532"/>
      <text:list text:style-name="LFO28" text:continue-numbering="true">
        <text:list-item>
          <text:p text:style-name="P533">when is a good time to move to vuex?</text:p>
          <text:soft-page-break/>
          <text:list text:continue-numbering="true">
            <text:list-item>
              <text:p text:style-name="P534"><text:span text:style-name="T535">When you need “</text:span><text:span text:style-name="T536">time travelling</text:span><text:span text:style-name="T537">”</text:span></text:p>
            </text:list-item>
            <text:list-item>
              <text:p text:style-name="P538">replay<text:s/>user bugs</text:p>
            </text:list-item>
            <text:list-item>
              <text:p text:style-name="P539">better traceability</text:p>
            </text:list-item>
          </text:list>
        </text:list-item>
      </text:list>
      <text:p text:style-name="P540"/>
      <text:p text:style-name="P541">But when?<text:s/></text:p>
      <text:p text:style-name="P542">When 5 pieces of state shared...?</text:p>
      <text:p text:style-name="P543">And you keep adding more</text:p>
      <text:p text:style-name="P544">Follow your gut…</text:p>
      <text:p text:style-name="P545"><text:span text:style-name="T546">M</text:span><text:span text:style-name="T547">igrating to vuex is a pain!</text:span></text:p>
      <text:p text:style-name="P548"/>
      <text:list text:style-name="LFO28" text:continue-numbering="true">
        <text:list-item>
          <text:p text:style-name="P549">Create a store instance</text:p>
        </text:list-item>
        <text:list-item>
          <text:p text:style-name="P550">move your root instance data into the state</text:p>
        </text:list-item>
        <text:list-item>
          <text:p text:style-name="P551">create mutations to handle modifications</text:p>
        </text:list-item>
        <text:list-item>
          <text:p text:style-name="P552">create actions for on-time things</text:p>
        </text:list-item>
        <text:list-item>
          <text:p text:style-name="P553">inject the store into the root instance</text:p>
        </text:list-item>
        <text:list-item>
          <text:p text:style-name="P554">use the $store instead of the state</text:p>
        </text:list-item>
        <text:list-item>
          <text:p text:style-name="P555">install „vetur“ for vscode</text:p>
        </text:list-item>
        <text:list-item>
          <text:p text:style-name="P556">use „poi“</text:p>
        </text:list-item>
        <text:list-item>
          <text:p text:style-name="P557">ecosystem (top right in the docs)</text:p>
        </text:list-item>
      </text:list>
      <text:p text:style-name="P558"/>
      <text:p text:style-name="P559"/>
      <text:p text:style-name="P560">FAZIT:</text:p>
      <text:p text:style-name="P561">Hat alternativen zu Vue-router zu zeigen und wann man es<text:s/>verwenden<text:s/>soll und wann <text:s/>nicht.</text:p>
      <text:p text:style-name="P562">Ebenso mit VUEX.<text:line-break/>war interessant weil er kurz und bündig das Vue –<text:s/>Ökosystem<text:s/>erklärt<text:s/>hat, alternativen gezeigt hat und versucht hat zu erklären wann man libraries nun verwenden soll und wann nicht.</text:p>
      <text:p text:style-name="P563"/>
      <text:p text:style-name="P564"/>
      <text:p text:style-name="P565"/>
      <text:p text:style-name="P566"/>
      <text:p text:style-name="P567"/>
      <text:h text:style-name="P568" text:outline-level="2">GERARD SANS - WHY NOBODY TOLD<text:s/>ME ABOUT NGRX/ENTITY?</text:h>
      <text:p text:style-name="P569"/>
      <text:p text:style-name="P570">Ngrx is the angular redux</text:p>
      <text:p text:style-name="P571"/>
      <text:p text:style-name="P572">REDUX: for statemanagement</text:p>
      <text:p text:style-name="P573">Principles:</text:p>
      <text:list text:style-name="LFO29" text:continue-numbering="true">
        <text:list-item>
          <text:p text:style-name="P574">unidirectional data flow</text:p>
        </text:list-item>
        <text:list-item>
          <text:p text:style-name="P575">single store</text:p>
        </text:list-item>
        <text:list-item>
          <text:p text:style-name="P576">by using redux you can focus on that little feature,</text:p>
        </text:list-item>
        <text:list-item>
          <text:p text:style-name="P577">no side-effects</text:p>
        </text:list-item>
        <text:list-item>
          <text:p text:style-name="P578">save restore state (sessions… if there is a problem the user<text:s/>could click „send state“ and the whole session state could be send to the server</text:p>
        </text:list-item>
        <text:list-item>
          <text:p text:style-name="P579">time travel</text:p>
        </text:list-item>
        <text:list-item>
          <text:p text:style-name="P580">dispatch actions (you dont need to interact with the uI, you can trigger actions by calling the functions)</text:p>
        </text:list-item>
      </text:list>
      <text:p text:style-name="P581"/>
      <text:p text:style-name="P582">FAZIT:</text:p>
      <text:list text:style-name="LFO28" text:continue-numbering="true">
        <text:list-item>
          <text:p text:style-name="P583">NgRx (das Angular Redux)<text:s/></text:p>
        </text:list-item>
        <text:list-item>
          <text:p text:style-name="P584">Hat den Sinn von Statemanagement generell erklärt,</text:p>
        </text:list-item>
        <text:list-item>
          <text:p text:style-name="P585">Und dann sehr detailiert über NgRx</text:p>
        </text:list-item>
      </text:list>
      <text:p text:style-name="P586"/>
      <text:p text:style-name="P587"/>
      <text:p text:style-name="P588"/>
      <text:h text:style-name="P589" text:outline-level="2">Prashant Palikhe - New Chrome dev tool functions that will blwo your mind</text:h>
      <text:p text:style-name="P590"/>
      <text:p text:style-name="P591">Command+shift+ p</text:p>
      <text:p text:style-name="P592"/>
      <text:p text:style-name="P593">then type ‘capture’</text:p>
      <text:p text:style-name="P594"/>
      <text:p text:style-name="P595">virtual keyboard for smartphone</text:p>
      <text:p text:style-name="P596">drag shift</text:p>
      <text:p text:style-name="P597"/>
      <text:p text:style-name="P598">network overwrites overwrites select folder where it should fies in now you can use the file from disk instead frm fnetwork</text:p>
      <text:p text:style-name="P599"/>
      <text:p text:style-name="P600">Performenace monitor</text:p>
      <text:p text:style-name="P601"/>
      <text:p text:style-name="P602">sources panel to debug NODE.js node 6</text:p>
      <text:p text:style-name="P603"/>
      <text:p text:style-name="P604">Node Inspector:</text:p>
      <text:p text:style-name="P605">node –inspect-brk <text:s/>script.js</text:p>
      <text:p text:style-name="P606">inspect brk stops in the<text:s/>first line</text:p>
      <text:p text:style-name="P607"/>
      <text:p text:style-name="P608"/>
      <text:p text:style-name="Standard"><text:span text:style-name="T609">FAZIT:</text:span><text:span text:style-name="T610"><text:line-break/></text:span><text:span text:style-name="T611">war ganz interessant zu erfahren, was Chrome Developer Tools bald können wird.</text:span></text:p>
      <text:p text:style-name="P612"/>
      <text:h text:style-name="Überschrift2" text:outline-level="2">RAISA CUEVAS - Augmented Reality</text:h>
      <text:p text:style-name="P613"/>
      <text:p text:style-name="P614">Für Native gibt es:</text:p>
      <text:p text:style-name="Standard"><text:span text:style-name="T615">ARCore</text:span><text:span text:style-name="T616"><text:s/>für Android und<text:s/></text:span><text:span text:style-name="T617">ARKit</text:span><text:span text:style-name="T618"><text:s/>für iPhone</text:span></text:p>
      <text:p text:style-name="P619"/>
      <text:p text:style-name="P620">Examples <text:s/></text:p>
      <text:p text:style-name="P621"/>
      <text:p text:style-name="P622"/>
      <text:p text:style-name="P623">Challenges<text:s/></text:p>
      <text:p text:style-name="P624"/>
      <text:p text:style-name="P625"/>
      <text:p text:style-name="P626">Launch goals</text:p>
      <text:p text:style-name="P627"/>
      <text:p text:style-name="P628"/>
      <text:p text:style-name="P629">Was macht eine<text:s/>AR-Software aus:</text:p>
      <text:p text:style-name="P630"/>
      <text:list text:style-name="LFO30" text:continue-numbering="true">
        <text:list-item>
          <text:p text:style-name="P631">Light estimation</text:p>
        </text:list-item>
        <text:list-item>
          <text:p text:style-name="P632">Motion detection</text:p>
        </text:list-item>
        <text:list-item>
          <text:p text:style-name="P633">Size detection</text:p>
        </text:list-item>
      </text:list>
      <text:p text:style-name="P634"/>
      <text:p text:style-name="P635"/>
      <text:p text:style-name="P636">“ARCore for the Web” Libraries (javascript-based):</text:p>
      <text:list text:style-name="LFO31" text:continue-numbering="true">
        <text:list-item>
          <text:p text:style-name="P637">argon.js - A javascript framework for adding augmented reality content to web applications</text:p>
        </text:list-item>
        <text:list-item>
          <text:p text:style-name="P638">AR.js - Efficient Augmented Reality for the<text:s/>Web (Marker based)<text:s/></text:p>
        </text:list-item>
        <text:list-item>
          <text:p text:style-name="P639">Example: model pops up out of marker</text:p>
        </text:list-item>
      </text:list>
      <text:p text:style-name="P640"/>
      <text:p text:style-name="P641"/>
      <text:p text:style-name="P642">Why WebAr? No standards yet.</text:p>
      <text:p text:style-name="P643"/>
      <text:p text:style-name="P644">FAZIT:</text:p>
      <text:p text:style-name="P645">Interessant Einblick zu erhalten in die Augmented Reality Welt <text:s/>und zu Erfahren welche Software es dazu gibt und Ausblick und Probleme von AR im Web.</text:p>
      <text:p text:style-name="P646"/>
      <text:p text:style-name="P647"/>
      <text:p text:style-name="P648"/>
      <text:p text:style-name="P649"/>
      <text:h text:style-name="P650" text:outline-level="2">NORBERT DE LANGEN - BUILDING A COMPONENT LIBRARY WITH REACT, VUE, ANGULAR or WEBCOMPONENTS</text:h>
      <text:p text:style-name="P651"/>
      <text:p text:style-name="P652">Component Library:</text:p>
      <text:p text:style-name="P653">a collection of components organised in meanungful way</text:p>
      <text:p text:style-name="P654"/>
      <text:list text:style-name="LFO32" text:continue-numbering="true">
        <text:list-item>
          <text:p text:style-name="P655">as a new teammember</text:p>
          <text:list text:continue-numbering="true">
            <text:list-item>
              <text:p text:style-name="P656"><text:span text:style-name="T657">a new team-member can search your components</text:span></text:p>
            </text:list-item>
          </text:list>
        </text:list-item>
        <text:list-item>
          <text:p text:style-name="P658">as product owner</text:p>
          <text:list text:continue-numbering="true">
            <text:list-item>
              <text:p text:style-name="P659">I want to<text:s/>approve changes to UI quickly</text:p>
            </text:list-item>
          </text:list>
        </text:list-item>
        <text:list-item>
          <text:p text:style-name="P660">as developer:</text:p>
          <text:list text:continue-numbering="true">
            <text:list-item>
              <text:p text:style-name="P661">I want to fix bugs without clicking around,<text:s/></text:p>
            </text:list-item>
            <text:list-item>
              <text:p text:style-name="P662">fix bugs in isolations</text:p>
            </text:list-item>
          </text:list>
        </text:list-item>
      </text:list>
      <text:p text:style-name="P663"/>
      <text:p text:style-name="P664">Isolated component driven development</text:p>
      <text:list text:style-name="LFO33" text:continue-numbering="true">
        <text:list-item>
          <text:p text:style-name="P665">see event callbacks</text:p>
        </text:list-item>
        <text:list-item>
          <text:p text:style-name="P666">display component in different settings</text:p>
        </text:list-item>
        <text:list-item>
          <text:p text:style-name="P667">tweak props/data see results instantly</text:p>
        </text:list-item>
        <text:list-item>
          <text:p text:style-name="P668">change<text:s/>component code, hot reload of preview</text:p>
        </text:list-item>
        <text:list-item>
          <text:p text:style-name="P669">change or add variants</text:p>
        </text:list-item>
        <text:list-item>
          <text:p text:style-name="P670">over ridable config</text:p>
        </text:list-item>
        <text:list-item>
          <text:p text:style-name="P671">explore &amp;<text:s/>Search components</text:p>
        </text:list-item>
      </text:list>
      <text:p text:style-name="P672"/>
      <text:p text:style-name="P673">There are millions of projects on github</text:p>
      <text:p text:style-name="Standard"><text:span text:style-name="T674"></text:span><text:span text:style-name="T675">a few hundreds of projects are out there for e.g. react</text:span></text:p>
      <text:p text:style-name="Standard"><text:span text:style-name="T676"></text:span><text:span text:style-name="T677">means we are reinventing the wheel over and over again.</text:span></text:p>
      <text:p text:style-name="P678"/>
      <text:p text:style-name="P679">Open Source Projects that do that:</text:p>
      <text:p text:style-name="P680">Comparision:</text:p>
      <text:p text:style-name="Standard"><text:span text:style-name="T681">DIY</text:span><text:span text:style-name="T682"><text:s/>vs<text:s/></text:span><text:span text:style-name="T683">UI engine</text:span><text:span text:style-name="T684"><text:s/>vs<text:s/></text:span><text:span text:style-name="T685">soucejs</text:span><text:span text:style-name="T686"><text:s/>vs<text:s/></text:span><text:span text:style-name="T687">S</text:span><text:span text:style-name="T688">C5</text:span><text:span text:style-name="T689"><text:s/>vs<text:s/></text:span><text:span text:style-name="T690">react style guide</text:span><text:span text:style-name="T691"><text:s/>vs<text:s/></text:span><text:span text:style-name="T692">?</text:span><text:span text:style-name="T693"><text:s/>vs<text:s/></text:span><text:span text:style-name="T694">styleguidist</text:span><text:span text:style-name="T695"><text:s/>vs<text:s/></text:span><text:span text:style-name="T696">storybook</text:span><text:span text:style-name="T697"><text:s/>(works for react, angular, vue,…)</text:span></text:p>
      <text:p text:style-name="P698"/>
      <text:p text:style-name="P699">renders component in iframe, you can have multiple windows, can have different themes</text:p>
      <text:p text:style-name="P700"/>
      <text:p text:style-name="P701"/>
      <text:p text:style-name="P702">FAZIT:</text:p>
      <text:list text:style-name="LFO38" text:continue-numbering="true">
        <text:list-item>
          <text:p text:style-name="P703"><text:span text:style-name="T704">Vortrag war ok,<text:s/></text:span></text:p>
        </text:list-item>
        <text:list-item>
          <text:p text:style-name="P705"><text:span text:style-name="T706">Im Nachhinein sehr interessantes<text:s/></text:span><text:span text:style-name="T707">Konzept</text:span><text:span text:style-name="T708">.<text:s/></text:span></text:p>
        </text:list-item>
        <text:list-item>
          <text:p text:style-name="P709"><text:span text:style-name="T710">Wär</text:span><text:span text:style-name="T711">e</text:span><text:span text:style-name="T712"><text:s/>toll<text:s/></text:span><text:span text:style-name="T713">wenn man generell Webcomponents standardisieren könnte.</text:span></text:p>
        </text:list-item>
      </text:list>
      <text:p text:style-name="P714"/>
      <text:h text:style-name="P715" text:outline-level="2">IVANA SETIAWAN</text:h>
      <text:p text:style-name="P716">Frontend Decision Tree Explained</text:p>
      <text:p text:style-name="P717">How to make it easier to prioritize the project</text:p>
      <text:p text:style-name="P718"/>
      <text:p text:style-name="P719">FAZIT:</text:p>
      <text:list text:style-name="LFO39" text:continue-numbering="true">
        <text:list-item>
          <text:p text:style-name="P720"><text:span text:style-name="T721">War eher ein “Softskill” Vortrag.<text:s/></text:span></text:p>
        </text:list-item>
        <text:list-item>
          <text:p text:style-name="P722"><text:span text:style-name="T723">War aber zur<text:s/></text:span><text:span text:style-name="T724">A</text:span><text:span text:style-name="T725">bwechslung auch mal ned schlecht.<text:s/></text:span></text:p>
        </text:list-item>
      </text:list>
      <text:p text:style-name="P726"/>
      <text:h text:style-name="P727" text:outline-level="2">TIM VAN DER<text:s/>LIPPE - How (NOT) to use web components</text:h>
      <text:p text:style-name="P728"/>
      <text:p text:style-name="P729">3 Web component standards have shipped:</text:p>
      <text:list text:style-name="LFO34" text:continue-numbering="true">
        <text:list-item>
          <text:p text:style-name="P730">Templates<text:s/></text:p>
        </text:list-item>
        <text:list-item>
          <text:p text:style-name="P731">Custom elements<text:s/></text:p>
        </text:list-item>
        <text:list-item>
          <text:p text:style-name="P732">Shadow DOM</text:p>
        </text:list-item>
      </text:list>
      <text:p text:style-name="P733"/>
      <text:p text:style-name="P734">Those are/will be available natively in the browser!</text:p>
      <text:p text:style-name="P735"/>
      <text:p text:style-name="P736">What problems do they (NOTI solve?</text:p>
      <text:p text:style-name="P737"/>
      <text:p text:style-name="P738">The Template element has been introduced to<text:s/>&lt;HTML&gt;</text:p>
      <text:p text:style-name="P739">&lt;template&gt;<text:tab/>is a blueprint, where you put DOM in it. <text:s/><text:line-break/>Everythings is hidden. Any link image is not shown</text:p>
      <text:p text:style-name="P740">Solves Performance problems when you do innerhtml or document.createElement</text:p>
      <text:p text:style-name="P741">Is used for DOM manipulation (all) / dynamically creatiing DOM <text:s/>/<text:s/>inner.Html</text:p>
      <text:p text:style-name="P742"/>
      <text:p text:style-name="P743">+ now we have template element can append child can</text:p>
      <text:p text:style-name="P744">+ template element is really fast in creating DOM</text:p>
      <text:p text:style-name="P745"/>
      <text:p text:style-name="P746">VERGLEICH</text:p>
      <text:p text:style-name="P747"><text:span text:style-name="T748">innerHTML</text:span><text:span text:style-name="T749"><text:s/>vs<text:s/></text:span><text:span text:style-name="T750">createElement</text:span><text:span text:style-name="T751"><text:s/>vs<text:s/></text:span><text:span text:style-name="T752">createElement</text:span><text:span text:style-name="T753"><text:s/>vs<text:s/></text:span><text:span text:style-name="T754">template.content.cloneNode</text:span><text:span text:style-name="T755"><text:s text:c="2"/></text:span></text:p>
      <text:p text:style-name="P756"/>
      <text:p text:style-name="P757"><text:span text:style-name="T758">template.content.cloneNode</text:span><text:span text:style-name="T759"><text:s/>→ <text:s/>+ fastest,+ long<text:s/></text:span><text:span text:style-name="T760">supported in browses, + polyfill for IE</text:span></text:p>
      <text:p text:style-name="P761">Comes also with some overhead.</text:p>
      <text:p text:style-name="P762">When to use template? Creating DOM based on the same „template“</text:p>
      <text:p text:style-name="P763"/>
      <text:p text:style-name="P764">SHADOW DOM</text:p>
      <text:p text:style-name="P765"><text:span text:style-name="T766"><text:line-break/></text:span><text:span text:style-name="T767">everytime you have written a web-app you are using shadow dom.</text:span></text:p>
      <text:p text:style-name="P768">e.g.: videos that show video elements play button etc…</text:p>
      <text:p text:style-name="P769">you can access it when enable shadow dom</text:p>
      <text:p text:style-name="P770"/>
      <text:list text:style-name="LFO33" text:continue-numbering="true">
        <text:list-item>
          <text:p text:style-name="P771">hide implementation details</text:p>
        </text:list-item>
        <text:list-item>
          <text:p text:style-name="P772">css scoping / encaplusation</text:p>
        </text:list-item>
        <text:list-item>
          <text:p text:style-name="P773">before : none (and pray)</text:p>
        </text:list-item>
        <text:list-item>
          <text:p text:style-name="P774">actually it is called „user-exposed shadow dom“</text:p>
        </text:list-item>
      </text:list>
      <text:p text:style-name="P775"/>
      <text:p text:style-name="P776">div = document.createElement(“);</text:p>
      <text:p text:style-name="P777">div .attachShadow({mode : „open“)</text:p>
      <text:p text:style-name="P778">div.shadowRoot.innerHTML=““</text:p>
      <text:p text:style-name="P779"/>
      <text:p text:style-name="P780">Other benefits:</text:p>
      <text:list text:style-name="LFO35" text:continue-numbering="true">
        <text:list-item>
          <text:p text:style-name="P781">style calculation is fast because the styles are affectes only in these boundaries</text:p>
        </text:list-item>
        <text:list-item>
          <text:p text:style-name="P782">simple css</text:p>
        </text:list-item>
      </text:list>
      <text:p text:style-name="P783"/>
      <text:p text:style-name="P784">When to use shadow DOM</text:p>
      <text:list text:style-name="LFO36" text:continue-numbering="true">
        <text:list-item>
          <text:p text:style-name="P785">encapsulate DOM to prevent taint by global CSS</text:p>
        </text:list-item>
        <text:list-item>
          <text:p text:style-name="P786">hide implementation details</text:p>
        </text:list-item>
      </text:list>
      <text:p text:style-name="P787"/>
      <text:p text:style-name="P788">Don’t overuse it!</text:p>
      <text:p text:style-name="P789">You<text:s/>will create boundaries on your own</text:p>
      <text:p text:style-name="P790"/>
      <text:p text:style-name="P791"/>
      <text:p text:style-name="P792">CUSTOM ELEMENTS</text:p>
      <text:list text:style-name="LFO37" text:continue-numbering="true">
        <text:list-item>
          <text:p text:style-name="P793">Allows custome elements like:</text:p>
        </text:list-item>
      </text:list>
      <text:p text:style-name="P794"><text:span text:style-name="T795">&lt;my-greeting&gt;</text:span><text:span text:style-name="T796">Hello!</text:span><text:span text:style-name="T797">&lt;/my-greeting&gt;</text:span></text:p>
      <text:list text:style-name="LFO37" text:continue-numbering="true">
        <text:list-item>
          <text:p text:style-name="P798">a lot of opinions about that</text:p>
        </text:list-item>
        <text:list-item>
          <text:p text:style-name="P799"><text:span text:style-name="T800">The name of your custom element<text:s/></text:span><text:span text:style-name="T801">must contain a dash</text:span><text:span text:style-name="T802"><text:s/>(-) so that the browsers parser can determine between stan</text:span><text:span text:style-name="T803">dard and custom HTML elements.</text:span></text:p>
        </text:list-item>
      </text:list>
      <text:soft-page-break/>
      <text:h text:style-name="P804" text:outline-level="2">JEN LOOPER - GOUDA, EDAM, OR MAASDAMMER: COMPARING NATIVESCRIPT, IONIC, AND REACT NATIVE FOR MOBILE APPS</text:h>
      <text:soft-page-break/>
      <text:p text:style-name="P805">Eindruck:</text:p>
      <text:p text:style-name="P806">* Riesiger Kinosaal unglaublich große Leinwand</text:p>
      <text:p text:style-name="P807">*<text:s/>Im vergleicht zur Konferenz in Prag wollten die ein<text:s/>wenig Stimmung machen<text:s/>mit Warming up,<text:s/>Welle, etc,..</text:p>
      <text:p text:style-name="P808">*<text:s/>interessante Vorträge oft nicht zu sehr in die tiefe, was manchmal auch gut war.</text:p>
      <text:p text:style-name="P809">* Information brasselt auf einen ein</text:p>
      <text:p text:style-name="P810">* oft reicht es nur<text:s/>oberflächlich<text:s/>über neue Technologie etwas<text:s/>zu<text:s/>erfahren. Im Detail muss man sichs sowieso zu Hause anschauen,</text:p>
      <text:p text:style-name="P811">*<text:s/>es reicht eigentlich den namen der<text:s/>framworks/libraries/tools</text:p>
      <text:p text:style-name="P812">* In tiefe kann man sichs zuhause anschauen.</text:p>
      <text:p text:style-name="P813"/>
      <text:p text:style-name="P814"/>
      <text:p text:style-name="P815"/>
      <text:p text:style-name="Standard"><text:span text:style-name="T816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inherit" svg:font-family="inherit" style:font-family-generic="roman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AT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3333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2.5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1.5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388in"/>
      <style:text-properties style:font-name="Cambria" style:font-name-asian="Times New Roman" fo:font-weight="bold" style:font-weight-asian="bold" style:font-weight-complex="bold" fo:color="#4F81BD" style:font-size-complex="10.5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Überschrift1Zchn" style:display-name="Überschrift 1 Zchn" style:family="text" style:parent-style-name="Absatz-Standardschriftart">
      <style:text-properties style:font-name="Cambria" style:font-name-asian="Times New Roman" fo:font-weight="bold" style:font-weight-asian="bold" style:font-weight-complex="bold" fo:color="#365F91" fo:font-size="14pt" style:font-size-asian="14pt" style:font-size-complex="12.5pt"/>
    </style:style>
    <style:style style:name="Überschrift2Zchn" style:display-name="Überschrift 2 Zchn" style:family="text" style:parent-style-name="Absatz-Standardschriftart">
      <style:text-properties style:font-name="Cambria" style:font-name-asian="Times New Roman" fo:font-weight="bold" style:font-weight-asian="bold" style:font-weight-complex="bold" fo:color="#4F81BD" fo:font-size="13pt" style:font-size-asian="13pt" style:font-size-complex="11.5pt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size-complex="10.5pt" fo:hyphenate="false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TMLVorformatiert" style:display-name="HTML Vorformatiert" style:family="paragraph" style:parent-style-name="Standard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AT" style:language-complex="ar" style:country-complex="SA" fo:hyphenate="tru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AT" style:language-complex="ar" style:country-complex="SA"/>
    </style:style>
    <style:style style:name="tag" style:display-name="tag" style:family="text" style:parent-style-name="Absatz-Standardschriftart"/>
    <style:style style:name="pln" style:display-name="pln" style:family="text" style:parent-style-name="Absatz-Standardschriftart"/>
    <style:style style:name="Überschrift3Zchn" style:display-name="Überschrift 3 Zchn" style:family="text" style:parent-style-name="Absatz-Standardschriftart">
      <style:text-properties style:font-name="Cambria" style:font-name-asian="Times New Roman" fo:font-weight="bold" style:font-weight-asian="bold" style:font-weight-complex="bold" fo:color="#4F81BD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fo:font-weight="bold" style:font-weight-asian="bold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fo:font-weight="bold" style:font-weight-asian="bold"/>
    </style:style>
    <style:style style:name="WW_CharLFO35LVL1" style:family="text">
      <style:text-properties style:font-name="Symbol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Symbol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Symbol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style:style style:name="WW_CharLFO38LVL1" style:family="text">
      <style:text-properties style:font-name="Symbol"/>
    </style:style>
    <style:style style:name="WW_CharLFO38LVL2" style:family="text">
      <style:text-properties style:font-name="Courier New" style:font-name-complex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 style:font-name-complex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 style:font-name-complex="Courier New"/>
    </style:style>
    <style:style style:name="WW_CharLFO38LVL9" style:family="text">
      <style:text-properties style:font-name="Wingdings"/>
    </style:style>
    <style:style style:name="WW_CharLFO39LVL1" style:family="text">
      <style:text-properties style:font-name="Symbol"/>
    </style:style>
    <style:style style:name="WW_CharLFO39LVL2" style:family="text">
      <style:text-properties style:font-name="Courier New" style:font-name-complex="Courier New"/>
    </style:style>
    <style:style style:name="WW_CharLFO39LVL3" style:family="text">
      <style:text-properties style:font-name="Wingdings"/>
    </style:style>
    <style:style style:name="WW_CharLFO39LVL4" style:family="text">
      <style:text-properties style:font-name="Symbol"/>
    </style:style>
    <style:style style:name="WW_CharLFO39LVL5" style:family="text">
      <style:text-properties style:font-name="Courier New" style:font-name-complex="Courier New"/>
    </style:style>
    <style:style style:name="WW_CharLFO39LVL6" style:family="text">
      <style:text-properties style:font-name="Wingdings"/>
    </style:style>
    <style:style style:name="WW_CharLFO39LVL7" style:family="text">
      <style:text-properties style:font-name="Symbol"/>
    </style:style>
    <style:style style:name="WW_CharLFO39LVL8" style:family="text">
      <style:text-properties style:font-name="Courier New" style:font-name-complex="Courier New"/>
    </style:style>
    <style:style style:name="WW_CharLFO39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bullet text:level="1" text:style-name="WW_CharLFO6LVL1" text:bullet-char="">
        <style:list-level-properties text:space-before="0.4923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9923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4923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9923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4923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9923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4923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9923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4923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8">
      <text:list-level-style-number text:level="1" text:style-name="WW_CharLFO18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9">
      <text:list-level-style-bullet text:level="1" text:style-name="WW_CharLFO1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22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4923in" text:min-label-width="0.25in"/>
        <style:text-properties style:font-name="Symbol"/>
      </text:list-level-style-bullet>
      <text:list-level-style-bullet text:level="2" text:style-name="WW_CharLFO33LVL2" text:bullet-char="o">
        <style:list-level-properties text:space-before="0.9923in" text:min-label-width="0.25in"/>
        <style:text-properties style:font-name="Courier New"/>
      </text:list-level-style-bullet>
      <text:list-level-style-bullet text:level="3" text:style-name="WW_CharLFO33LVL3" text:bullet-char="">
        <style:list-level-properties text:space-before="1.4923in" text:min-label-width="0.25in"/>
        <style:text-properties style:font-name="Wingdings"/>
      </text:list-level-style-bullet>
      <text:list-level-style-bullet text:level="4" text:style-name="WW_CharLFO33LVL4" text:bullet-char="">
        <style:list-level-properties text:space-before="1.9923in" text:min-label-width="0.25in"/>
        <style:text-properties style:font-name="Symbol"/>
      </text:list-level-style-bullet>
      <text:list-level-style-bullet text:level="5" text:style-name="WW_CharLFO33LVL5" text:bullet-char="o">
        <style:list-level-properties text:space-before="2.4923in" text:min-label-width="0.25in"/>
        <style:text-properties style:font-name="Courier New"/>
      </text:list-level-style-bullet>
      <text:list-level-style-bullet text:level="6" text:style-name="WW_CharLFO33LVL6" text:bullet-char="">
        <style:list-level-properties text:space-before="2.9923in" text:min-label-width="0.25in"/>
        <style:text-properties style:font-name="Wingdings"/>
      </text:list-level-style-bullet>
      <text:list-level-style-bullet text:level="7" text:style-name="WW_CharLFO33LVL7" text:bullet-char="">
        <style:list-level-properties text:space-before="3.4923in" text:min-label-width="0.25in"/>
        <style:text-properties style:font-name="Symbol"/>
      </text:list-level-style-bullet>
      <text:list-level-style-bullet text:level="8" text:style-name="WW_CharLFO33LVL8" text:bullet-char="o">
        <style:list-level-properties text:space-before="3.9923in" text:min-label-width="0.25in"/>
        <style:text-properties style:font-name="Courier New"/>
      </text:list-level-style-bullet>
      <text:list-level-style-bullet text:level="9" text:style-name="WW_CharLFO33LVL9" text:bullet-char="">
        <style:list-level-properties text:space-before="4.4923in" text:min-label-width="0.25in"/>
        <style:text-properties style:font-name="Wingdings"/>
      </text:list-level-style-bullet>
    </text:list-style>
    <text:list-style style:name="LFO34">
      <text:list-level-style-number text:level="1" text:style-name="WW_CharLFO34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5">
      <text:list-level-style-bullet text:level="1" text:style-name="WW_CharLFO3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meta:initial-creator>Manfred Gruenling</meta:initial-creator>
    <dc:creator>Manfred Gruenling</dc:creator>
    <meta:creation-date>2018-02-15T09:03:00Z</meta:creation-date>
    <dc:date>2018-02-21T10:31:00Z</dc:date>
    <meta:template xlink:href="Normal.dotm" xlink:type="simple"/>
    <meta:editing-cycles>44</meta:editing-cycles>
    <meta:editing-duration>PT0S</meta:editing-duration>
    <meta:document-statistic meta:page-count="20" meta:paragraph-count="37" meta:word-count="2600" meta:character-count="18944" meta:row-count="136" meta:non-whitespace-character-count="16381"/>
  </office:meta>
</office:document-meta>
</file>